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9cm"/>
    </style:style>
    <style:style style:name="co2" style:family="table-column">
      <style:table-column-properties fo:break-before="auto" style:column-width="3.611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2.431cm"/>
    </style:style>
    <style:style style:name="co5" style:family="table-column">
      <style:table-column-properties fo:break-before="auto" style:column-width="3.51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701cm"/>
    </style:style>
    <style:style style:name="co8" style:family="table-column">
      <style:table-column-properties fo:break-before="auto" style:column-width="2.565cm"/>
    </style:style>
    <style:style style:name="co9" style:family="table-column">
      <style:table-column-properties fo:break-before="auto" style:column-width="5.129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41cm"/>
    </style:style>
    <style:style style:name="co12" style:family="table-column">
      <style:table-column-properties fo:break-before="auto" style:column-width="2.833cm"/>
    </style:style>
    <style:style style:name="co13" style:family="table-column">
      <style:table-column-properties fo:break-before="auto" style:column-width="2.194cm"/>
    </style:style>
    <style:style style:name="co14" style:family="table-column">
      <style:table-column-properties fo:break-before="auto" style:column-width="2.125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EPM-DEF">
      <style:table-properties table:display="true" style:writing-mode="lr-tb" table:tab-color="#7030a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0000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1.76pt solid #000000" fo:border-right="1.76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bfbfbf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Excel_20_Built-in_20_Comma" style:data-style-name="N127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Excel_20_Built-in_20_Comma" style:data-style-name="N127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 style:data-style-name="N3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Excel_20_Built-in_20_Comma" style:data-style-name="N127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Comma" style:data-style-name="N127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Excel_20_Built-in_20_Comma" style:data-style-name="N127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Excel_20_Built-in_20_Comma" style:data-style-name="N127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Excel_20_Built-in_20_Comma" style:data-style-name="N127">
      <style:table-cell-properties fo:border-bottom="none" fo:background-color="#bfbfb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Excel_20_Built-in_20_Comma" style:data-style-name="N127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Excel_20_Built-in_20_Comma" style:data-style-name="N128">
      <style:table-cell-properties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13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27">
      <style:table-cell-properties fo:border-bottom="0.06pt solid #000000" style:diagonal-bl-tr="none" style:diagonal-tl-br="none" fo:border-left="2.49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 style:data-style-name="N127">
      <style:table-cell-properties fo:border-bottom="0.06pt solid #000000" style:diagonal-bl-tr="none" style:diagonal-tl-br="none" fo:border-left="2.49pt soli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 style:data-style-name="N127">
      <style:table-cell-properties fo:border-bottom="1.76pt solid #000000" style:diagonal-bl-tr="none" style:diagonal-tl-br="none" fo:border-left="2.49pt soli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 style:data-style-name="N127">
      <style:table-cell-properties fo:border-bottom="0.06pt solid #0000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 style:data-style-name="N127">
      <style:table-cell-properties fo:border-bottom="0.06pt solid #000000" style:diagonal-bl-tr="none" style:diagonal-tl-br="none" fo:border-left="1.76pt solid #000000" fo:border-right="1.76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 style:data-style-name="N127">
      <style:table-cell-properties fo:border-bottom="1.76pt solid #000000" style:diagonal-bl-tr="none" style:diagonal-tl-br="none" fo:border-left="1.76pt solid #000000" fo:border-right="1.76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Excel_20_Built-in_20_Comma" style:data-style-name="N127">
      <style:table-cell-properties fo:background-color="#92d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Excel_20_Built-in_20_Comma" style:data-style-name="N12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Excel_20_Built-in_20_Comma" style:data-style-name="N12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Excel_20_Built-in_20_Comma" style:data-style-name="N12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Excel_20_Built-in_20_Comma" style:data-style-name="N12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3" style:family="table-cell" style:parent-style-name="Default">
      <style:table-cell-properties fo:border-bottom="0.06pt solid #000000" style:diagonal-bl-tr="none" style:diagonal-tl-br="none" fo:border-left="2.49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fo:border-left="2.49pt soli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fo:border-left="2.49pt soli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Excel_20_Built-in_20_Comma" style:data-style-name="N127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Excel_20_Built-in_20_Comma" style:data-style-name="N127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fo:border-left="0.0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fo:border-left="0.06pt solid #000000" fo:border-right="1.76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Puntas_20_de_20_flecha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4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family-complex="Tahoma" style:font-family-generic-complex="swis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family-complex="Tahoma" style:font-family-generic-complex="swis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M-DE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69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Default"/>
        <table:table-column table:style-name="co11" table:default-cell-style-name="ce10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table:number-columns-repeated="6"/>
          <table:table-cell table:style-name="ce70" office:value-type="string" calcext:value-type="string">
            <text:p>FECHAS INICAL</text:p>
          </table:table-cell>
          <table:table-cell table:style-name="ce70" table:number-columns-repeated="2"/>
          <table:table-cell table:style-name="ce78"/>
          <table:table-cell table:style-name="ce87"/>
          <table:table-cell table:style-name="ce78" office:value-type="string" calcext:value-type="string">
            <text:p>FECHA FINAL</text:p>
          </table:table-cell>
          <table:table-cell table:style-name="ce78" office:value-type="string" calcext:value-type="string">
            <text:p>ELABORADO EN abril 06 DE 2021</text:p>
          </table:table-cell>
          <table:table-cell table:style-name="ce78">
            <office:annotation draw:style-name="gr1" draw:text-style-name="P2" svg:width="4.948cm" svg:height="2.954cm" svg:x="54.335cm" svg:y="0.053cm" draw:caption-point-x="-12.025cm" draw:caption-point-y="-0.043cm">
              <dc:date>2021-04-22T00:00:00</dc:date>
              <text:p text:style-name="P1">MARTHA:</text:p>
              <text:p text:style-name="P1"><text:span text:style-name="T1">EL CORTE ES INCLUIDO JUNIO 17 LAS DEL 18 QUEDAN PARA EL MES SIGUIENTE</text:span></text:p>
              <text:p text:style-name="P1"><text:span text:style-name="T1"/></text:p>
            </office:annotation>
          </table:table-cell>
          <table:table-cell table:style-name="ce78"/>
          <table:table-cell table:number-columns-repeated="1009"/>
        </table:table-row>
        <table:table-header-rows>
          <table:table-row table:style-name="ro2">
            <table:table-cell table:style-name="ce2" office:value-type="string" calcext:value-type="string" table:number-columns-spanned="15" table:number-rows-spanned="1">
              <text:p>EPM <text:s/>- ELECTRIFICADORA DE SANTANDER S.A.E.S.P.</text:p>
            </table:table-cell>
            <table:covered-table-cell table:number-columns-repeated="13" table:style-name="ce11"/>
            <table:covered-table-cell table:style-name="ce47"/>
            <table:table-cell table:number-columns-repeated="1009"/>
          </table:table-row>
          <table:table-row table:style-name="ro2">
            <table:table-cell table:style-name="ce3" office:value-type="string" calcext:value-type="string" table:number-columns-spanned="15" table:number-rows-spanned="1">
              <text:p>RESUMEN CARGA INSTALADA ALUMBRADO PUBLICO GIRON</text:p>
            </table:table-cell>
            <table:covered-table-cell table:number-columns-repeated="13" table:style-name="ce12"/>
            <table:covered-table-cell table:style-name="ce114"/>
            <table:table-cell table:number-columns-repeated="1009"/>
          </table:table-row>
          <table:table-row table:style-name="ro1">
            <table:table-cell table:style-name="ce4" office:value-type="string" calcext:value-type="string" table:number-columns-spanned="15" table:number-rows-spanned="1">
              <text:p>SEGÚN INVENTARIO VERIFICADO Y ACEPTADO POR LAS PARTES </text:p>
            </table:table-cell>
            <table:covered-table-cell table:number-columns-repeated="13" table:style-name="ce13"/>
            <table:covered-table-cell table:style-name="ce48"/>
            <table:table-cell table:number-columns-repeated="1009"/>
          </table:table-row>
          <table:table-row table:style-name="ro1">
            <table:table-cell table:style-name="ce5" table:number-columns-repeated="2"/>
            <table:table-cell table:style-name="ce22" table:number-columns-repeated="3"/>
            <table:table-cell table:style-name="ce56"/>
            <table:table-cell table:style-name="ce22" table:number-columns-repeated="3"/>
            <table:table-cell table:style-name="ce5"/>
            <table:table-cell table:style-name="ce88"/>
            <table:table-cell table:style-name="ce5" table:number-columns-repeated="4"/>
            <table:table-cell table:number-columns-repeated="1009"/>
          </table:table-row>
          <table:table-row table:style-name="ro1">
            <table:table-cell table:style-name="ce5"/>
            <table:table-cell table:style-name="ce2" office:value-type="string" calcext:value-type="string">
              <text:p>TIPO</text:p>
            </table:table-cell>
            <table:table-cell table:style-name="ce23" office:value-type="string" calcext:value-type="string">
              <text:p>Potencia</text:p>
            </table:table-cell>
            <table:table-cell table:style-name="ce39" office:value-type="string" calcext:value-type="string">
              <text:p>Potencia</text:p>
            </table:table-cell>
            <table:table-cell table:style-name="ce46" office:value-type="string" calcext:value-type="string" table:number-columns-spanned="2" table:number-rows-spanned="1">
              <text:p>DATOS A FEBRERO 28 DE 2021</text:p>
            </table:table-cell>
            <table:covered-table-cell table:style-name="ce46"/>
            <table:table-cell table:style-name="ce71" office:value-type="string" calcext:value-type="string">
              <text:p>Novedades</text:p>
            </table:table-cell>
            <table:table-cell table:style-name="ce74" office:value-type="string" calcext:value-type="string" table:number-columns-spanned="2" table:number-rows-spanned="1">
              <text:p>DE MAR 1 AL 31 MAR DE 2021</text:p>
            </table:table-cell>
            <table:covered-table-cell table:style-name="ce74"/>
            <table:table-cell table:style-name="ce79" office:value-type="string" calcext:value-type="string" table:number-columns-spanned="6" table:number-rows-spanned="1">
              <text:p>Datos finales Energía Calculada Según RES CREG 123/2011 Art. 12</text:p>
            </table:table-cell>
            <table:covered-table-cell table:number-columns-repeated="4" table:style-name="ce89"/>
            <table:covered-table-cell table:style-name="ce115"/>
            <table:table-cell table:number-columns-repeated="1009"/>
          </table:table-row>
          <table:table-row table:style-name="ro2">
            <table:table-cell table:style-name="ce5"/>
            <table:table-cell table:style-name="ce3" office:value-type="string" calcext:value-type="string">
              <text:p>DE</text:p>
            </table:table-cell>
            <table:table-cell table:style-name="ce24" office:value-type="string" calcext:value-type="string">
              <text:p>Nominal</text:p>
            </table:table-cell>
            <table:table-cell table:style-name="ce40" office:value-type="string" calcext:value-type="string">
              <text:p>Real</text:p>
            </table:table-cell>
            <table:table-cell table:style-name="ce47" office:value-type="string" calcext:value-type="string">
              <text:p>Cantidad</text:p>
            </table:table-cell>
            <table:table-cell table:style-name="ce57" office:value-type="string" office:string-value="Potencia" calcext:value-type="string">
              <text:p><text:s/>Potencia </text:p>
            </table:table-cell>
            <table:table-cell table:style-name="ce2" office:value-type="string" calcext:value-type="string">
              <text:p>Retiradas</text:p>
            </table:table-cell>
            <table:table-cell table:style-name="ce2" office:value-type="string" calcext:value-type="string">
              <text:p>Instaladas</text:p>
            </table:table-cell>
            <table:table-cell table:style-name="ce2" office:value-type="string" calcext:value-type="string">
              <text:p>Balance</text:p>
            </table:table-cell>
            <table:table-cell table:style-name="ce47" office:value-type="string" calcext:value-type="string">
              <text:p>Cantidad</text:p>
            </table:table-cell>
            <table:table-cell table:style-name="ce57" office:value-type="string" office:string-value="Potencia" calcext:value-type="string">
              <text:p><text:s/>Potencia </text:p>
            </table:table-cell>
            <table:table-cell table:style-name="ce2" office:value-type="string" calcext:value-type="string">
              <text:p>Qn</text:p>
            </table:table-cell>
            <table:table-cell table:style-name="ce2" office:value-type="string" calcext:value-type="string">
              <text:p>Tn</text:p>
            </table:table-cell>
            <table:table-cell table:style-name="ce2" office:value-type="string" calcext:value-type="string">
              <text:p>DPFn</text:p>
            </table:table-cell>
            <table:table-cell table:style-name="ce2" office:value-type="string" calcext:value-type="string">
              <text:p>CEEn</text:p>
            </table:table-cell>
            <table:table-cell table:number-columns-repeated="1009"/>
          </table:table-row>
          <table:table-row table:style-name="ro1">
            <table:table-cell table:style-name="ce5"/>
            <table:table-cell table:style-name="ce4" office:value-type="string" calcext:value-type="string">
              <text:p>LUMINAR</text:p>
            </table:table-cell>
            <table:table-cell table:number-columns-repeated="2" table:style-name="ce25" office:value-type="string" calcext:value-type="string">
              <text:p>[w]</text:p>
            </table:table-cell>
            <table:table-cell table:style-name="ce48" office:value-type="string" calcext:value-type="string">
              <text:p>[u]</text:p>
            </table:table-cell>
            <table:table-cell table:style-name="ce58" office:value-type="string" office:string-value="[w]" calcext:value-type="string">
              <text:p><text:s/>[w] </text:p>
            </table:table-cell>
            <table:table-cell table:number-columns-repeated="3" table:style-name="ce4" office:value-type="string" calcext:value-type="string">
              <text:p>[u]</text:p>
            </table:table-cell>
            <table:table-cell table:style-name="ce48" office:value-type="string" calcext:value-type="string">
              <text:p>[u]</text:p>
            </table:table-cell>
            <table:table-cell table:style-name="ce58" office:value-type="string" office:string-value="[w]" calcext:value-type="string">
              <text:p><text:s/>[w] </text:p>
            </table:table-cell>
            <table:table-cell table:style-name="ce4" office:value-type="string" calcext:value-type="string">
              <text:p>KW</text:p>
            </table:table-cell>
            <table:table-cell table:style-name="ce4" table:number-columns-repeated="2"/>
            <table:table-cell table:style-name="ce4" office:value-type="string" calcext:value-type="string">
              <text:p>KWh</text:p>
            </table:table-cell>
            <table:table-cell table:number-columns-repeated="1009"/>
          </table:table-row>
        </table:table-header-rows>
        <table:table-row table:style-name="ro1">
          <table:table-cell table:style-name="ce5" table:number-columns-repeated="2"/>
          <table:table-cell table:style-name="ce22" table:number-columns-repeated="3"/>
          <table:table-cell table:style-name="ce56"/>
          <table:table-cell table:style-name="ce22" table:number-columns-repeated="3"/>
          <table:table-cell table:style-name="ce5"/>
          <table:table-cell table:style-name="ce88"/>
          <table:table-cell table:style-name="ce5" table:number-columns-repeated="4"/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25">
            <text:p>URBANO RURAL</text:p>
          </table:table-cell>
          <table:table-cell table:style-name="ce14" office:value-type="string" calcext:value-type="string">
            <text:p>LED</text:p>
          </table:table-cell>
          <table:table-cell table:style-name="ce26" office:value-type="float" office:value="30" calcext:value-type="float">
            <text:p>30</text:p>
          </table:table-cell>
          <table:table-cell table:style-name="ce41" table:formula="of:=+[.C10]" office:value-type="float" office:value="30" calcext:value-type="float">
            <text:p>30</text:p>
          </table:table-cell>
          <table:table-cell table:style-name="ce41" office:value-type="float" office:value="12" calcext:value-type="float">
            <text:p>12</text:p>
          </table:table-cell>
          <table:table-cell table:style-name="ce59" table:formula="of:=+[.D10]*[.E10]" office:value-type="float" office:value="360" calcext:value-type="float">
            <text:p><text:s/>360 <text:s text:c="3"/></text:p>
          </table:table-cell>
          <table:table-cell table:style-name="ce41" table:number-columns-repeated="2"/>
          <table:table-cell table:style-name="ce41" table:formula="of:=+[.H10]-[.G10]" office:value-type="float" office:value="0" calcext:value-type="float">
            <text:p>0</text:p>
          </table:table-cell>
          <table:table-cell table:style-name="ce80" table:formula="of:=+[.E10]+[.I10]" office:value-type="float" office:value="12" calcext:value-type="float">
            <text:p><text:s/>12 <text:s text:c="3"/></text:p>
          </table:table-cell>
          <table:table-cell table:style-name="ce90" table:formula="of:=+[.J10]*[.D10]" office:value-type="float" office:value="360" calcext:value-type="float">
            <text:p><text:s/>360 <text:s text:c="3"/></text:p>
          </table:table-cell>
          <table:table-cell table:style-name="ce103" table:formula="of:=+[.K10]/1000" office:value-type="float" office:value="0.36" calcext:value-type="float">
            <text:p>0,36</text:p>
          </table:table-cell>
          <table:table-cell table:style-name="ce41" office:value-type="float" office:value="12" calcext:value-type="float">
            <text:p>12</text:p>
          </table:table-cell>
          <table:table-cell table:style-name="ce41" table:formula="of:=+[.E93]" office:value-type="float" office:value="31" calcext:value-type="float">
            <text:p>31</text:p>
          </table:table-cell>
          <table:table-cell table:style-name="ce116" table:formula="of:=+[.L10]*[.M10]*[.N10]" office:value-type="float" office:value="133.92" calcext:value-type="float">
            <text:p><text:s/>134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35" calcext:value-type="float">
            <text:p>35</text:p>
          </table:table-cell>
          <table:table-cell table:style-name="ce42" table:formula="of:=+[.C11]" office:value-type="float" office:value="35" calcext:value-type="float">
            <text:p>35</text:p>
          </table:table-cell>
          <table:table-cell table:style-name="ce42" office:value-type="float" office:value="50" calcext:value-type="float">
            <text:p>50</text:p>
          </table:table-cell>
          <table:table-cell table:style-name="ce60" table:formula="of:=+[.D11]*[.E11]" office:value-type="float" office:value="1750" calcext:value-type="float">
            <text:p><text:s/>1.750 <text:s text:c="3"/></text:p>
          </table:table-cell>
          <table:table-cell table:style-name="ce72" table:number-columns-repeated="2"/>
          <table:table-cell table:style-name="ce42" table:formula="of:=+[.H11]-[.G11]" office:value-type="float" office:value="0" calcext:value-type="float">
            <text:p>0</text:p>
          </table:table-cell>
          <table:table-cell table:style-name="ce81" table:formula="of:=+[.E11]+[.I11]" office:value-type="float" office:value="50" calcext:value-type="float">
            <text:p><text:s/>50 <text:s text:c="3"/></text:p>
          </table:table-cell>
          <table:table-cell table:style-name="ce91" table:formula="of:=+[.J11]*[.D11]" office:value-type="float" office:value="1750" calcext:value-type="float">
            <text:p><text:s/>1.750 <text:s text:c="3"/></text:p>
          </table:table-cell>
          <table:table-cell table:style-name="ce104" table:formula="of:=+[.K11]/1000" office:value-type="float" office:value="1.75" calcext:value-type="float">
            <text:p>1,7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11]*[.M11]*[.N11]" office:value-type="float" office:value="651" calcext:value-type="float">
            <text:p><text:s/>651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40" calcext:value-type="float">
            <text:p>40</text:p>
          </table:table-cell>
          <table:table-cell table:style-name="ce42" table:formula="of:=+[.C12]" office:value-type="float" office:value="40" calcext:value-type="float">
            <text:p>40</text:p>
          </table:table-cell>
          <table:table-cell table:style-name="ce42" office:value-type="float" office:value="2745" calcext:value-type="float">
            <text:p>2745</text:p>
          </table:table-cell>
          <table:table-cell table:style-name="ce60" table:formula="of:=+[.D12]*[.E12]" office:value-type="float" office:value="109800" calcext:value-type="float">
            <text:p><text:s/>109.800 <text:s text:c="3"/></text:p>
          </table:table-cell>
          <table:table-cell table:style-name="ce72"/>
          <table:table-cell table:style-name="ce72" office:value-type="float" office:value="40" calcext:value-type="float">
            <text:p>40</text:p>
          </table:table-cell>
          <table:table-cell table:style-name="ce42" table:formula="of:=+[.H12]-[.G12]" office:value-type="float" office:value="40" calcext:value-type="float">
            <text:p>40</text:p>
          </table:table-cell>
          <table:table-cell table:style-name="ce81" table:formula="of:=+[.E12]+[.I12]" office:value-type="float" office:value="2785" calcext:value-type="float">
            <text:p><text:s/>2.785 <text:s text:c="3"/></text:p>
          </table:table-cell>
          <table:table-cell table:style-name="ce91" table:formula="of:=+[.J12]*[.D12]" office:value-type="float" office:value="111400" calcext:value-type="float">
            <text:p><text:s/>111.400 <text:s text:c="3"/></text:p>
          </table:table-cell>
          <table:table-cell table:style-name="ce104" table:formula="of:=+[.K12]/1000" office:value-type="float" office:value="111.4" calcext:value-type="float">
            <text:p>111,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12]*[.M12]*[.N12]" office:value-type="float" office:value="41440.8" calcext:value-type="float">
            <text:p><text:s/>41.441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41" calcext:value-type="float">
            <text:p>41</text:p>
          </table:table-cell>
          <table:table-cell table:style-name="ce42" table:formula="of:=+[.C13]" office:value-type="float" office:value="41" calcext:value-type="float">
            <text:p>41</text:p>
          </table:table-cell>
          <table:table-cell table:style-name="ce42" office:value-type="float" office:value="445" calcext:value-type="float">
            <text:p>445</text:p>
          </table:table-cell>
          <table:table-cell table:style-name="ce60" table:formula="of:=+[.D13]*[.E13]" office:value-type="float" office:value="18245" calcext:value-type="float">
            <text:p><text:s/>18.245 <text:s text:c="3"/></text:p>
          </table:table-cell>
          <table:table-cell table:style-name="ce72" table:number-columns-repeated="2"/>
          <table:table-cell table:style-name="ce42" table:formula="of:=+[.H13]-[.G13]" office:value-type="float" office:value="0" calcext:value-type="float">
            <text:p>0</text:p>
          </table:table-cell>
          <table:table-cell table:style-name="ce81" table:formula="of:=+[.E13]+[.I13]" office:value-type="float" office:value="445" calcext:value-type="float">
            <text:p><text:s/>445 <text:s text:c="3"/></text:p>
          </table:table-cell>
          <table:table-cell table:style-name="ce91" table:formula="of:=+[.J13]*[.D13]" office:value-type="float" office:value="18245" calcext:value-type="float">
            <text:p><text:s/>18.245 <text:s text:c="3"/></text:p>
          </table:table-cell>
          <table:table-cell table:style-name="ce104" table:formula="of:=+[.K13]/1000" office:value-type="float" office:value="18.245" calcext:value-type="float">
            <text:p>18,24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13]*[.M13]*[.N13]" office:value-type="float" office:value="6787.14" calcext:value-type="float">
            <text:p><text:s/>6.787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49" calcext:value-type="float">
            <text:p>49</text:p>
          </table:table-cell>
          <table:table-cell table:style-name="ce42" table:formula="of:=+[.C14]" office:value-type="float" office:value="49" calcext:value-type="float">
            <text:p>49</text:p>
          </table:table-cell>
          <table:table-cell table:style-name="ce42" office:value-type="float" office:value="2" calcext:value-type="float">
            <text:p>2</text:p>
          </table:table-cell>
          <table:table-cell table:style-name="ce60" table:formula="of:=+[.D14]*[.E14]" office:value-type="float" office:value="98" calcext:value-type="float">
            <text:p><text:s/>98 <text:s text:c="3"/></text:p>
          </table:table-cell>
          <table:table-cell table:style-name="ce72" table:number-columns-repeated="2"/>
          <table:table-cell table:style-name="ce42" table:formula="of:=+[.H14]-[.G14]" office:value-type="float" office:value="0" calcext:value-type="float">
            <text:p>0</text:p>
          </table:table-cell>
          <table:table-cell table:style-name="ce81" table:formula="of:=+[.E14]+[.I14]" office:value-type="float" office:value="2" calcext:value-type="float">
            <text:p><text:s/>2 <text:s text:c="3"/></text:p>
          </table:table-cell>
          <table:table-cell table:style-name="ce91" table:formula="of:=+[.J14]*[.D14]" office:value-type="float" office:value="98" calcext:value-type="float">
            <text:p><text:s/>98 <text:s text:c="3"/></text:p>
          </table:table-cell>
          <table:table-cell table:style-name="ce104" table:formula="of:=+[.K14]/1000" office:value-type="float" office:value="0.098" calcext:value-type="float">
            <text:p>0,09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14]*[.M14]*[.N14]" office:value-type="float" office:value="36.456" calcext:value-type="float">
            <text:p><text:s/>36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57" calcext:value-type="float">
            <text:p>57</text:p>
          </table:table-cell>
          <table:table-cell table:style-name="ce42" table:formula="of:=+[.C15]" office:value-type="float" office:value="57" calcext:value-type="float">
            <text:p>57</text:p>
          </table:table-cell>
          <table:table-cell table:style-name="ce42" office:value-type="float" office:value="14" calcext:value-type="float">
            <text:p>14</text:p>
          </table:table-cell>
          <table:table-cell table:style-name="ce60" table:formula="of:=+[.D15]*[.E15]" office:value-type="float" office:value="798" calcext:value-type="float">
            <text:p><text:s/>798 <text:s text:c="3"/></text:p>
          </table:table-cell>
          <table:table-cell table:style-name="ce72" table:number-columns-repeated="2"/>
          <table:table-cell table:style-name="ce42" table:formula="of:=+[.H15]-[.G15]" office:value-type="float" office:value="0" calcext:value-type="float">
            <text:p>0</text:p>
          </table:table-cell>
          <table:table-cell table:style-name="ce81" table:formula="of:=+[.E15]+[.I15]" office:value-type="float" office:value="14" calcext:value-type="float">
            <text:p><text:s/>14 <text:s text:c="3"/></text:p>
          </table:table-cell>
          <table:table-cell table:style-name="ce91" table:formula="of:=+[.J15]*[.D15]" office:value-type="float" office:value="798" calcext:value-type="float">
            <text:p><text:s/>798 <text:s text:c="3"/></text:p>
          </table:table-cell>
          <table:table-cell table:style-name="ce104" table:formula="of:=+[.K15]/1000" office:value-type="float" office:value="0.798" calcext:value-type="float">
            <text:p>0,79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15]*[.M15]*[.N15]" office:value-type="float" office:value="296.856" calcext:value-type="float">
            <text:p><text:s/>297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64" calcext:value-type="float">
            <text:p>64</text:p>
          </table:table-cell>
          <table:table-cell table:style-name="ce42" table:formula="of:=+[.C16]" office:value-type="float" office:value="64" calcext:value-type="float">
            <text:p>64</text:p>
          </table:table-cell>
          <table:table-cell table:style-name="ce42" office:value-type="float" office:value="34" calcext:value-type="float">
            <text:p>34</text:p>
          </table:table-cell>
          <table:table-cell table:style-name="ce60" table:formula="of:=+[.D16]*[.E16]" office:value-type="float" office:value="2176" calcext:value-type="float">
            <text:p><text:s/>2.176 <text:s text:c="3"/></text:p>
          </table:table-cell>
          <table:table-cell table:style-name="ce72" table:number-columns-repeated="2"/>
          <table:table-cell table:style-name="ce42" table:formula="of:=+[.H16]-[.G16]" office:value-type="float" office:value="0" calcext:value-type="float">
            <text:p>0</text:p>
          </table:table-cell>
          <table:table-cell table:style-name="ce81" table:formula="of:=+[.E16]+[.I16]" office:value-type="float" office:value="34" calcext:value-type="float">
            <text:p><text:s/>34 <text:s text:c="3"/></text:p>
          </table:table-cell>
          <table:table-cell table:style-name="ce91" table:formula="of:=+[.J16]*[.D16]" office:value-type="float" office:value="2176" calcext:value-type="float">
            <text:p><text:s/>2.176 <text:s text:c="3"/></text:p>
          </table:table-cell>
          <table:table-cell table:style-name="ce104" table:formula="of:=+[.K16]/1000" office:value-type="float" office:value="2.176" calcext:value-type="float">
            <text:p>2,17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16]*[.M16]*[.N16]" office:value-type="float" office:value="809.472" calcext:value-type="float">
            <text:p><text:s/>809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65" calcext:value-type="float">
            <text:p>65</text:p>
          </table:table-cell>
          <table:table-cell table:style-name="ce42" table:formula="of:=+[.C17]" office:value-type="float" office:value="65" calcext:value-type="float">
            <text:p>65</text:p>
          </table:table-cell>
          <table:table-cell table:style-name="ce42" office:value-type="float" office:value="55" calcext:value-type="float">
            <text:p>55</text:p>
          </table:table-cell>
          <table:table-cell table:style-name="ce60" table:formula="of:=+[.D17]*[.E17]" office:value-type="float" office:value="3575" calcext:value-type="float">
            <text:p><text:s/>3.575 <text:s text:c="3"/></text:p>
          </table:table-cell>
          <table:table-cell table:style-name="ce72" table:number-columns-repeated="2"/>
          <table:table-cell table:style-name="ce42" table:formula="of:=+[.H17]-[.G17]" office:value-type="float" office:value="0" calcext:value-type="float">
            <text:p>0</text:p>
          </table:table-cell>
          <table:table-cell table:style-name="ce81" table:formula="of:=+[.E17]+[.I17]" office:value-type="float" office:value="55" calcext:value-type="float">
            <text:p><text:s/>55 <text:s text:c="3"/></text:p>
          </table:table-cell>
          <table:table-cell table:style-name="ce91" table:formula="of:=+[.J17]*[.D17]" office:value-type="float" office:value="3575" calcext:value-type="float">
            <text:p><text:s/>3.575 <text:s text:c="3"/></text:p>
          </table:table-cell>
          <table:table-cell table:style-name="ce104" table:formula="of:=+[.K17]/1000" office:value-type="float" office:value="3.575" calcext:value-type="float">
            <text:p>3,57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17]*[.M17]*[.N17]" office:value-type="float" office:value="1329.9" calcext:value-type="float">
            <text:p><text:s/>1.330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70" calcext:value-type="float">
            <text:p>70</text:p>
          </table:table-cell>
          <table:table-cell table:style-name="ce42" table:formula="of:=+[.C18]" office:value-type="float" office:value="70" calcext:value-type="float">
            <text:p>70</text:p>
          </table:table-cell>
          <table:table-cell table:style-name="ce42" office:value-type="float" office:value="-1" calcext:value-type="float">
            <text:p>-1</text:p>
          </table:table-cell>
          <table:table-cell table:style-name="ce60" table:formula="of:=+[.D18]*[.E18]" office:value-type="float" office:value="-70" calcext:value-type="float">
            <text:p>-70 <text:s text:c="3"/></text:p>
          </table:table-cell>
          <table:table-cell table:style-name="ce72" table:number-columns-repeated="2"/>
          <table:table-cell table:style-name="ce42" table:formula="of:=+[.H18]-[.G18]" office:value-type="float" office:value="0" calcext:value-type="float">
            <text:p>0</text:p>
          </table:table-cell>
          <table:table-cell table:style-name="ce81" table:formula="of:=+[.E18]+[.I18]" office:value-type="float" office:value="-1" calcext:value-type="float">
            <text:p>-1 <text:s text:c="3"/></text:p>
          </table:table-cell>
          <table:table-cell table:style-name="ce91" table:formula="of:=+[.J18]*[.D18]" office:value-type="float" office:value="-70" calcext:value-type="float">
            <text:p>-70 <text:s text:c="3"/></text:p>
          </table:table-cell>
          <table:table-cell table:style-name="ce104" table:formula="of:=+[.K18]/1000" office:value-type="float" office:value="-0.07" calcext:value-type="float">
            <text:p>-0,0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18]*[.M18]*[.N18]" office:value-type="float" office:value="-26.04" calcext:value-type="float">
            <text:p>-26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74" calcext:value-type="float">
            <text:p>74</text:p>
          </table:table-cell>
          <table:table-cell table:style-name="ce42" table:formula="of:=+[.C19]" office:value-type="float" office:value="74" calcext:value-type="float">
            <text:p>74</text:p>
          </table:table-cell>
          <table:table-cell table:style-name="ce42" office:value-type="float" office:value="23" calcext:value-type="float">
            <text:p>23</text:p>
          </table:table-cell>
          <table:table-cell table:style-name="ce60" table:formula="of:=+[.D19]*[.E19]" office:value-type="float" office:value="1702" calcext:value-type="float">
            <text:p><text:s/>1.702 <text:s text:c="3"/></text:p>
          </table:table-cell>
          <table:table-cell table:style-name="ce72" table:number-columns-repeated="2"/>
          <table:table-cell table:style-name="ce42" table:formula="of:=+[.H19]-[.G19]" office:value-type="float" office:value="0" calcext:value-type="float">
            <text:p>0</text:p>
          </table:table-cell>
          <table:table-cell table:style-name="ce81" table:formula="of:=+[.E19]+[.I19]" office:value-type="float" office:value="23" calcext:value-type="float">
            <text:p><text:s/>23 <text:s text:c="3"/></text:p>
          </table:table-cell>
          <table:table-cell table:style-name="ce91" table:formula="of:=+[.J19]*[.D19]" office:value-type="float" office:value="1702" calcext:value-type="float">
            <text:p><text:s/>1.702 <text:s text:c="3"/></text:p>
          </table:table-cell>
          <table:table-cell table:style-name="ce104" table:formula="of:=+[.K19]/1000" office:value-type="float" office:value="1.702" calcext:value-type="float">
            <text:p>1,70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19]*[.M19]*[.N19]" office:value-type="float" office:value="633.144" calcext:value-type="float">
            <text:p><text:s/>633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83" calcext:value-type="float">
            <text:p>83</text:p>
          </table:table-cell>
          <table:table-cell table:style-name="ce42" table:formula="of:=+[.C20]" office:value-type="float" office:value="83" calcext:value-type="float">
            <text:p>83</text:p>
          </table:table-cell>
          <table:table-cell table:style-name="ce42" office:value-type="float" office:value="196" calcext:value-type="float">
            <text:p>196</text:p>
          </table:table-cell>
          <table:table-cell table:style-name="ce60" table:formula="of:=+[.D20]*[.E20]" office:value-type="float" office:value="16268" calcext:value-type="float">
            <text:p><text:s/>16.268 <text:s text:c="3"/>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42" table:formula="of:=+[.H20]-[.G20]" office:value-type="float" office:value="1" calcext:value-type="float">
            <text:p>1</text:p>
          </table:table-cell>
          <table:table-cell table:style-name="ce81" table:formula="of:=+[.E20]+[.I20]" office:value-type="float" office:value="197" calcext:value-type="float">
            <text:p><text:s/>197 <text:s text:c="3"/></text:p>
          </table:table-cell>
          <table:table-cell table:style-name="ce91" table:formula="of:=+[.J20]*[.D20]" office:value-type="float" office:value="16351" calcext:value-type="float">
            <text:p><text:s/>16.351 <text:s text:c="3"/></text:p>
          </table:table-cell>
          <table:table-cell table:style-name="ce104" table:formula="of:=+[.K20]/1000" office:value-type="float" office:value="16.351" calcext:value-type="float">
            <text:p>16,35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0]*[.M20]*[.N20]" office:value-type="float" office:value="6082.572" calcext:value-type="float">
            <text:p><text:s/>6.083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84" calcext:value-type="float">
            <text:p>84</text:p>
          </table:table-cell>
          <table:table-cell table:style-name="ce42" table:formula="of:=+[.C21]" office:value-type="float" office:value="84" calcext:value-type="float">
            <text:p>84</text:p>
          </table:table-cell>
          <table:table-cell table:style-name="ce42" office:value-type="float" office:value="106" calcext:value-type="float">
            <text:p>106</text:p>
          </table:table-cell>
          <table:table-cell table:style-name="ce60" table:formula="of:=+[.D21]*[.E21]" office:value-type="float" office:value="8904" calcext:value-type="float">
            <text:p><text:s/>8.904 <text:s text:c="3"/></text:p>
          </table:table-cell>
          <table:table-cell table:style-name="ce72" table:number-columns-repeated="2"/>
          <table:table-cell table:style-name="ce42" table:formula="of:=+[.H21]-[.G21]" office:value-type="float" office:value="0" calcext:value-type="float">
            <text:p>0</text:p>
          </table:table-cell>
          <table:table-cell table:style-name="ce81" table:formula="of:=+[.E21]+[.I21]" office:value-type="float" office:value="106" calcext:value-type="float">
            <text:p><text:s/>106 <text:s text:c="3"/></text:p>
          </table:table-cell>
          <table:table-cell table:style-name="ce91" table:formula="of:=+[.J21]*[.D21]" office:value-type="float" office:value="8904" calcext:value-type="float">
            <text:p><text:s/>8.904 <text:s text:c="3"/></text:p>
          </table:table-cell>
          <table:table-cell table:style-name="ce104" table:formula="of:=+[.K21]/1000" office:value-type="float" office:value="8.904" calcext:value-type="float">
            <text:p>8,90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1]*[.M21]*[.N21]" office:value-type="float" office:value="3312.288" calcext:value-type="float">
            <text:p><text:s/>3.31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90" calcext:value-type="float">
            <text:p>90</text:p>
          </table:table-cell>
          <table:table-cell table:style-name="ce42" table:formula="of:=+[.C22]" office:value-type="float" office:value="90" calcext:value-type="float">
            <text:p>90</text:p>
          </table:table-cell>
          <table:table-cell table:style-name="ce42" office:value-type="float" office:value="4" calcext:value-type="float">
            <text:p>4</text:p>
          </table:table-cell>
          <table:table-cell table:style-name="ce60" table:formula="of:=+[.D22]*[.E22]" office:value-type="float" office:value="360" calcext:value-type="float">
            <text:p><text:s/>360 <text:s text:c="3"/></text:p>
          </table:table-cell>
          <table:table-cell table:style-name="ce72" table:number-columns-repeated="2"/>
          <table:table-cell table:style-name="ce42" table:formula="of:=+[.H22]-[.G22]" office:value-type="float" office:value="0" calcext:value-type="float">
            <text:p>0</text:p>
          </table:table-cell>
          <table:table-cell table:style-name="ce81" table:formula="of:=+[.E22]+[.I22]" office:value-type="float" office:value="4" calcext:value-type="float">
            <text:p><text:s/>4 <text:s text:c="3"/></text:p>
          </table:table-cell>
          <table:table-cell table:style-name="ce91" table:formula="of:=+[.J22]*[.D22]" office:value-type="float" office:value="360" calcext:value-type="float">
            <text:p><text:s/>360 <text:s text:c="3"/></text:p>
          </table:table-cell>
          <table:table-cell table:style-name="ce104" table:formula="of:=+[.K22]/1000" office:value-type="float" office:value="0.36" calcext:value-type="float">
            <text:p>0,3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2]*[.M22]*[.N22]" office:value-type="float" office:value="133.92" calcext:value-type="float">
            <text:p><text:s/>134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92" calcext:value-type="float">
            <text:p>92</text:p>
          </table:table-cell>
          <table:table-cell table:style-name="ce42" table:formula="of:=+[.C23]" office:value-type="float" office:value="92" calcext:value-type="float">
            <text:p>92</text:p>
          </table:table-cell>
          <table:table-cell table:style-name="ce42" office:value-type="float" office:value="16" calcext:value-type="float">
            <text:p>16</text:p>
          </table:table-cell>
          <table:table-cell table:style-name="ce60" table:formula="of:=+[.D23]*[.E23]" office:value-type="float" office:value="1472" calcext:value-type="float">
            <text:p><text:s/>1.472 <text:s text:c="3"/></text:p>
          </table:table-cell>
          <table:table-cell table:style-name="ce72" table:number-columns-repeated="2"/>
          <table:table-cell table:style-name="ce42" table:formula="of:=+[.H23]-[.G23]" office:value-type="float" office:value="0" calcext:value-type="float">
            <text:p>0</text:p>
          </table:table-cell>
          <table:table-cell table:style-name="ce81" table:formula="of:=+[.E23]+[.I23]" office:value-type="float" office:value="16" calcext:value-type="float">
            <text:p><text:s/>16 <text:s text:c="3"/></text:p>
          </table:table-cell>
          <table:table-cell table:style-name="ce91" table:formula="of:=+[.J23]*[.D23]" office:value-type="float" office:value="1472" calcext:value-type="float">
            <text:p><text:s/>1.472 <text:s text:c="3"/></text:p>
          </table:table-cell>
          <table:table-cell table:style-name="ce104" table:formula="of:=+[.K23]/1000" office:value-type="float" office:value="1.472" calcext:value-type="float">
            <text:p>1,47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3]*[.M23]*[.N23]" office:value-type="float" office:value="547.584" calcext:value-type="float">
            <text:p><text:s/>548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100" calcext:value-type="float">
            <text:p>100</text:p>
          </table:table-cell>
          <table:table-cell table:style-name="ce42" table:formula="of:=+[.C24]" office:value-type="float" office:value="100" calcext:value-type="float">
            <text:p>100</text:p>
          </table:table-cell>
          <table:table-cell table:style-name="ce42" office:value-type="float" office:value="401" calcext:value-type="float">
            <text:p>401</text:p>
          </table:table-cell>
          <table:table-cell table:style-name="ce60" table:formula="of:=+[.D24]*[.E24]" office:value-type="float" office:value="40100" calcext:value-type="float">
            <text:p><text:s/>40.100 <text:s text:c="3"/></text:p>
          </table:table-cell>
          <table:table-cell table:style-name="ce72" table:number-columns-repeated="2"/>
          <table:table-cell table:style-name="ce42" table:formula="of:=+[.H24]-[.G24]" office:value-type="float" office:value="0" calcext:value-type="float">
            <text:p>0</text:p>
          </table:table-cell>
          <table:table-cell table:style-name="ce81" table:formula="of:=+[.E24]+[.I24]" office:value-type="float" office:value="401" calcext:value-type="float">
            <text:p><text:s/>401 <text:s text:c="3"/></text:p>
          </table:table-cell>
          <table:table-cell table:style-name="ce91" table:formula="of:=+[.J24]*[.D24]" office:value-type="float" office:value="40100" calcext:value-type="float">
            <text:p><text:s/>40.100 <text:s text:c="3"/></text:p>
          </table:table-cell>
          <table:table-cell table:style-name="ce104" table:formula="of:=+[.K24]/1000" office:value-type="float" office:value="40.1" calcext:value-type="float">
            <text:p>40,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4]*[.M24]*[.N24]" office:value-type="float" office:value="14917.2" calcext:value-type="float">
            <text:p><text:s/>14.917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120" calcext:value-type="float">
            <text:p>120</text:p>
          </table:table-cell>
          <table:table-cell table:style-name="ce42" table:formula="of:=+[.C25]" office:value-type="float" office:value="120" calcext:value-type="float">
            <text:p>120</text:p>
          </table:table-cell>
          <table:table-cell table:style-name="ce42" office:value-type="float" office:value="237" calcext:value-type="float">
            <text:p>237</text:p>
          </table:table-cell>
          <table:table-cell table:style-name="ce60" table:formula="of:=+[.D25]*[.E25]" office:value-type="float" office:value="28440" calcext:value-type="float">
            <text:p><text:s/>28.440 <text:s text:c="3"/></text:p>
          </table:table-cell>
          <table:table-cell table:style-name="ce72" table:number-columns-repeated="2"/>
          <table:table-cell table:style-name="ce42" table:formula="of:=+[.H25]-[.G25]" office:value-type="float" office:value="0" calcext:value-type="float">
            <text:p>0</text:p>
          </table:table-cell>
          <table:table-cell table:style-name="ce81" table:formula="of:=+[.E25]+[.I25]" office:value-type="float" office:value="237" calcext:value-type="float">
            <text:p><text:s/>237 <text:s text:c="3"/></text:p>
          </table:table-cell>
          <table:table-cell table:style-name="ce91" table:formula="of:=+[.J25]*[.D25]" office:value-type="float" office:value="28440" calcext:value-type="float">
            <text:p><text:s/>28.440 <text:s text:c="3"/></text:p>
          </table:table-cell>
          <table:table-cell table:style-name="ce104" table:formula="of:=+[.K25]/1000" office:value-type="float" office:value="28.44" calcext:value-type="float">
            <text:p>28,4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5]*[.M25]*[.N25]" office:value-type="float" office:value="10579.68" calcext:value-type="float">
            <text:p><text:s/>10.580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140" calcext:value-type="float">
            <text:p>140</text:p>
          </table:table-cell>
          <table:table-cell table:style-name="ce42" table:formula="of:=+[.C26]" office:value-type="float" office:value="140" calcext:value-type="float">
            <text:p>140</text:p>
          </table:table-cell>
          <table:table-cell table:style-name="ce42" office:value-type="float" office:value="45" calcext:value-type="float">
            <text:p>45</text:p>
          </table:table-cell>
          <table:table-cell table:style-name="ce60" table:formula="of:=+[.D26]*[.E26]" office:value-type="float" office:value="6300" calcext:value-type="float">
            <text:p><text:s/>6.300 <text:s text:c="3"/></text:p>
          </table:table-cell>
          <table:table-cell table:style-name="ce42" table:number-columns-repeated="2"/>
          <table:table-cell table:style-name="ce42" table:formula="of:=+[.H26]-[.G26]" office:value-type="float" office:value="0" calcext:value-type="float">
            <text:p>0</text:p>
          </table:table-cell>
          <table:table-cell table:style-name="ce81" table:formula="of:=+[.E26]+[.I26]" office:value-type="float" office:value="45" calcext:value-type="float">
            <text:p><text:s/>45 <text:s text:c="3"/></text:p>
          </table:table-cell>
          <table:table-cell table:style-name="ce91" table:formula="of:=+[.J26]*[.D26]" office:value-type="float" office:value="6300" calcext:value-type="float">
            <text:p><text:s/>6.300 <text:s text:c="3"/></text:p>
          </table:table-cell>
          <table:table-cell table:style-name="ce104" table:formula="of:=+[.K26]/1000" office:value-type="float" office:value="6.3" calcext:value-type="float">
            <text:p>6,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6]*[.M26]*[.N26]" office:value-type="float" office:value="2343.6" calcext:value-type="float">
            <text:p><text:s/>2.344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164" calcext:value-type="float">
            <text:p>164</text:p>
          </table:table-cell>
          <table:table-cell table:style-name="ce42" table:formula="of:=+[.C27]" office:value-type="float" office:value="164" calcext:value-type="float">
            <text:p>164</text:p>
          </table:table-cell>
          <table:table-cell table:style-name="ce42" office:value-type="float" office:value="20" calcext:value-type="float">
            <text:p>20</text:p>
          </table:table-cell>
          <table:table-cell table:style-name="ce60" table:formula="of:=+[.D27]*[.E27]" office:value-type="float" office:value="3280" calcext:value-type="float">
            <text:p><text:s/>3.280 <text:s text:c="3"/></text:p>
          </table:table-cell>
          <table:table-cell table:style-name="ce42" table:number-columns-repeated="2"/>
          <table:table-cell table:style-name="ce42" table:formula="of:=+[.H27]-[.G27]" office:value-type="float" office:value="0" calcext:value-type="float">
            <text:p>0</text:p>
          </table:table-cell>
          <table:table-cell table:style-name="ce81" table:formula="of:=+[.E27]+[.I27]" office:value-type="float" office:value="20" calcext:value-type="float">
            <text:p><text:s/>20 <text:s text:c="3"/></text:p>
          </table:table-cell>
          <table:table-cell table:style-name="ce91" table:formula="of:=+[.J27]*[.D27]" office:value-type="float" office:value="3280" calcext:value-type="float">
            <text:p><text:s/>3.280 <text:s text:c="3"/></text:p>
          </table:table-cell>
          <table:table-cell table:style-name="ce104" table:formula="of:=+[.K27]/1000" office:value-type="float" office:value="3.28" calcext:value-type="float">
            <text:p>3,2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7]*[.M27]*[.N27]" office:value-type="float" office:value="1220.16" calcext:value-type="float">
            <text:p><text:s/>1.220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27" office:value-type="float" office:value="200" calcext:value-type="float">
            <text:p>200</text:p>
          </table:table-cell>
          <table:table-cell table:style-name="ce42" table:formula="of:=+[.C28]" office:value-type="float" office:value="200" calcext:value-type="float">
            <text:p>200</text:p>
          </table:table-cell>
          <table:table-cell table:style-name="ce42" office:value-type="float" office:value="5" calcext:value-type="float">
            <text:p>5</text:p>
          </table:table-cell>
          <table:table-cell table:style-name="ce60" table:formula="of:=+[.D28]*[.E28]" office:value-type="float" office:value="1000" calcext:value-type="float">
            <text:p><text:s/>1.000 <text:s text:c="3"/></text:p>
          </table:table-cell>
          <table:table-cell table:style-name="ce42" table:number-columns-repeated="2"/>
          <table:table-cell table:style-name="ce42" table:formula="of:=+[.H28]-[.G28]" office:value-type="float" office:value="0" calcext:value-type="float">
            <text:p>0</text:p>
          </table:table-cell>
          <table:table-cell table:style-name="ce81" table:formula="of:=+[.E28]+[.I28]" office:value-type="float" office:value="5" calcext:value-type="float">
            <text:p><text:s/>5 <text:s text:c="3"/></text:p>
          </table:table-cell>
          <table:table-cell table:style-name="ce91" table:formula="of:=+[.J28]*[.D28]" office:value-type="float" office:value="1000" calcext:value-type="float">
            <text:p><text:s/>1.000 <text:s text:c="3"/></text:p>
          </table:table-cell>
          <table:table-cell table:style-name="ce104" table:formula="of:=+[.K28]/1000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8]*[.M28]*[.N28]" office:value-type="float" office:value="372" calcext:value-type="float">
            <text:p><text:s/>37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27" office:value-type="float" office:value="150" calcext:value-type="float">
            <text:p>150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4" calcext:value-type="float">
            <text:p>4</text:p>
          </table:table-cell>
          <table:table-cell table:style-name="ce60" table:formula="of:=+[.D29]*[.E29]" office:value-type="float" office:value="680" calcext:value-type="float">
            <text:p><text:s/>680 <text:s text:c="3"/></text:p>
          </table:table-cell>
          <table:table-cell table:style-name="ce42" table:number-columns-repeated="2"/>
          <table:table-cell table:style-name="ce42" table:formula="of:=+[.H29]-[.G29]" office:value-type="float" office:value="0" calcext:value-type="float">
            <text:p>0</text:p>
          </table:table-cell>
          <table:table-cell table:style-name="ce81" table:formula="of:=+[.E29]+[.I29]" office:value-type="float" office:value="4" calcext:value-type="float">
            <text:p><text:s/>4 <text:s text:c="3"/></text:p>
          </table:table-cell>
          <table:table-cell table:style-name="ce91" table:formula="of:=+[.J29]*[.D29]" office:value-type="float" office:value="680" calcext:value-type="float">
            <text:p><text:s/>680 <text:s text:c="3"/></text:p>
          </table:table-cell>
          <table:table-cell table:style-name="ce104" table:formula="of:=+[.K29]/1000" office:value-type="float" office:value="0.68" calcext:value-type="float">
            <text:p>0,6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29]*[.M29]*[.N29]" office:value-type="float" office:value="252.96" calcext:value-type="float">
            <text:p><text:s/>253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27" office:value-type="float" office:value="250" calcext:value-type="float">
            <text:p>250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58" calcext:value-type="float">
            <text:p>58</text:p>
          </table:table-cell>
          <table:table-cell table:style-name="ce60" table:formula="of:=+[.D30]*[.E30]" office:value-type="float" office:value="15660" calcext:value-type="float">
            <text:p><text:s/>15.660 <text:s text:c="3"/></text:p>
          </table:table-cell>
          <table:table-cell table:style-name="ce42" table:number-columns-repeated="2"/>
          <table:table-cell table:style-name="ce42" table:formula="of:=+[.H30]-[.G30]" office:value-type="float" office:value="0" calcext:value-type="float">
            <text:p>0</text:p>
          </table:table-cell>
          <table:table-cell table:style-name="ce81" table:formula="of:=+[.E30]+[.I30]" office:value-type="float" office:value="58" calcext:value-type="float">
            <text:p><text:s/>58 <text:s text:c="3"/></text:p>
          </table:table-cell>
          <table:table-cell table:style-name="ce91" table:formula="of:=+[.J30]*[.D30]" office:value-type="float" office:value="15660" calcext:value-type="float">
            <text:p><text:s/>15.660 <text:s text:c="3"/></text:p>
          </table:table-cell>
          <table:table-cell table:style-name="ce104" table:formula="of:=+[.K30]/1000" office:value-type="float" office:value="15.66" calcext:value-type="float">
            <text:p>15,6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30]*[.M30]*[.N30]" office:value-type="float" office:value="5825.52" calcext:value-type="float">
            <text:p><text:s/>5.826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27" office:value-type="float" office:value="400" calcext:value-type="float">
            <text:p>400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23" calcext:value-type="float">
            <text:p>23</text:p>
          </table:table-cell>
          <table:table-cell table:style-name="ce60" table:formula="of:=+[.D31]*[.E31]" office:value-type="float" office:value="9844" calcext:value-type="float">
            <text:p><text:s/>9.844 <text:s text:c="3"/></text:p>
          </table:table-cell>
          <table:table-cell table:style-name="ce42" table:number-columns-repeated="2"/>
          <table:table-cell table:style-name="ce42" table:formula="of:=+[.H31]-[.G31]" office:value-type="float" office:value="0" calcext:value-type="float">
            <text:p>0</text:p>
          </table:table-cell>
          <table:table-cell table:style-name="ce81" table:formula="of:=+[.E31]+[.I31]" office:value-type="float" office:value="23" calcext:value-type="float">
            <text:p><text:s/>23 <text:s text:c="3"/></text:p>
          </table:table-cell>
          <table:table-cell table:style-name="ce91" table:formula="of:=+[.J31]*[.D31]" office:value-type="float" office:value="9844" calcext:value-type="float">
            <text:p><text:s/>9.844 <text:s text:c="3"/></text:p>
          </table:table-cell>
          <table:table-cell table:style-name="ce104" table:formula="of:=+[.K31]/1000" office:value-type="float" office:value="9.844" calcext:value-type="float">
            <text:p>9,84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31]*[.M31]*[.N31]" office:value-type="float" office:value="3661.968" calcext:value-type="float">
            <text:p><text:s/>3.66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SODIO</text:p>
          </table:table-cell>
          <table:table-cell table:style-name="ce27" office:value-type="float" office:value="70" calcext:value-type="float">
            <text:p>70</text:p>
          </table:table-cell>
          <table:table-cell table:style-name="ce42" office:value-type="float" office:value="81.45" calcext:value-type="float">
            <text:p>81,45</text:p>
          </table:table-cell>
          <table:table-cell table:style-name="ce42" office:value-type="float" office:value="7350" calcext:value-type="float">
            <text:p>7350</text:p>
          </table:table-cell>
          <table:table-cell table:style-name="ce60" table:formula="of:=+[.D32]*[.E32]" office:value-type="float" office:value="598657.5" calcext:value-type="float">
            <text:p><text:s/>598.658 <text:s text:c="3"/>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formula="of:=+[.H32]-[.G32]" office:value-type="float" office:value="-4" calcext:value-type="float">
            <text:p>-4</text:p>
          </table:table-cell>
          <table:table-cell table:style-name="ce81" table:formula="of:=+[.E32]+[.I32]" office:value-type="float" office:value="7346" calcext:value-type="float">
            <text:p><text:s/>7.346 <text:s text:c="3"/></text:p>
          </table:table-cell>
          <table:table-cell table:style-name="ce91" table:formula="of:=+[.J32]*[.D32]" office:value-type="float" office:value="598331.7" calcext:value-type="float">
            <text:p><text:s/>598.332 <text:s text:c="3"/></text:p>
          </table:table-cell>
          <table:table-cell table:style-name="ce104" table:formula="of:=+[.K32]/1000" office:value-type="float" office:value="598.3317" calcext:value-type="float">
            <text:p>598,331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32]*[.M32]*[.N32]" office:value-type="float" office:value="222579.3924" calcext:value-type="float">
            <text:p><text:s/>222.579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SODIO</text:p>
          </table:table-cell>
          <table:table-cell table:style-name="ce27" office:value-type="float" office:value="150" calcext:value-type="float">
            <text:p>150</text:p>
          </table:table-cell>
          <table:table-cell table:style-name="ce42" office:value-type="float" office:value="169.52" calcext:value-type="float">
            <text:p>169,52</text:p>
          </table:table-cell>
          <table:table-cell table:style-name="ce42" office:value-type="float" office:value="230" calcext:value-type="float">
            <text:p>230</text:p>
          </table:table-cell>
          <table:table-cell table:style-name="ce60" table:formula="of:=+[.D33]*[.E33]" office:value-type="float" office:value="38989.6" calcext:value-type="float">
            <text:p><text:s/>38.990 <text:s text:c="3"/></text:p>
          </table:table-cell>
          <table:table-cell table:style-name="ce42" table:number-columns-repeated="2"/>
          <table:table-cell table:style-name="ce42" table:formula="of:=+[.H33]-[.G33]" office:value-type="float" office:value="0" calcext:value-type="float">
            <text:p>0</text:p>
          </table:table-cell>
          <table:table-cell table:style-name="ce81" table:formula="of:=+[.E33]+[.I33]" office:value-type="float" office:value="230" calcext:value-type="float">
            <text:p><text:s/>230 <text:s text:c="3"/></text:p>
          </table:table-cell>
          <table:table-cell table:style-name="ce91" table:formula="of:=+[.J33]*[.D33]" office:value-type="float" office:value="38989.6" calcext:value-type="float">
            <text:p><text:s/>38.990 <text:s text:c="3"/></text:p>
          </table:table-cell>
          <table:table-cell table:style-name="ce104" table:formula="of:=+[.K33]/1000" office:value-type="float" office:value="38.9896" calcext:value-type="float">
            <text:p>38,989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1" calcext:value-type="float">
            <text:p>31</text:p>
          </table:table-cell>
          <table:table-cell table:style-name="ce117" table:formula="of:=+[.L33]*[.M33]*[.N33]" office:value-type="float" office:value="14504.1312" calcext:value-type="float">
            <text:p><text:s/>14.504 <text:s text:c="3"/>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16" office:value-type="string" calcext:value-type="string">
            <text:p>SODIO</text:p>
          </table:table-cell>
          <table:table-cell table:style-name="ce28" office:value-type="float" office:value="250" calcext:value-type="float">
            <text:p>250</text:p>
          </table:table-cell>
          <table:table-cell table:style-name="ce43" office:value-type="float" office:value="280.12" calcext:value-type="float">
            <text:p>280,12</text:p>
          </table:table-cell>
          <table:table-cell table:style-name="ce43" office:value-type="float" office:value="16" calcext:value-type="float">
            <text:p>16</text:p>
          </table:table-cell>
          <table:table-cell table:style-name="ce61" table:formula="of:=+[.D34]*[.E34]" office:value-type="float" office:value="4481.92" calcext:value-type="float">
            <text:p><text:s/>4.482 <text:s text:c="3"/></text:p>
          </table:table-cell>
          <table:table-cell table:style-name="ce43" table:number-columns-repeated="2"/>
          <table:table-cell table:style-name="ce43" table:formula="of:=+[.H34]-[.G34]" office:value-type="float" office:value="0" calcext:value-type="float">
            <text:p>0</text:p>
          </table:table-cell>
          <table:table-cell table:style-name="ce82" table:formula="of:=+[.E34]+[.I34]" office:value-type="float" office:value="16" calcext:value-type="float">
            <text:p><text:s/>16 <text:s text:c="3"/></text:p>
          </table:table-cell>
          <table:table-cell table:style-name="ce92" table:formula="of:=+[.J34]*[.D34]" office:value-type="float" office:value="4481.92" calcext:value-type="float">
            <text:p><text:s/>4.482 <text:s text:c="3"/></text:p>
          </table:table-cell>
          <table:table-cell table:style-name="ce105" table:formula="of:=+[.K34]/1000" office:value-type="float" office:value="4.48192" calcext:value-type="float">
            <text:p>4,4819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1" calcext:value-type="float">
            <text:p>31</text:p>
          </table:table-cell>
          <table:table-cell table:style-name="ce118" table:formula="of:=+[.L34]*[.M34]*[.N34]" office:value-type="float" office:value="1667.27424" calcext:value-type="float">
            <text:p><text:s/>1.667 <text:s text:c="3"/>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5"/>
          <table:table-cell table:style-name="ce22" table:number-columns-repeated="2"/>
          <table:table-cell table:style-name="ce49" table:formula="of:=SUM([.E10:.E34])" office:value-type="float" office:value="12090" calcext:value-type="float">
            <text:p><text:s/>12.090 <text:s text:c="3"/></text:p>
          </table:table-cell>
          <table:table-cell table:style-name="ce56"/>
          <table:table-cell table:style-name="ce22" table:number-columns-repeated="3"/>
          <table:table-cell table:style-name="ce83" table:formula="of:=SUM([.J10:.J34])" office:value-type="float" office:value="12127" calcext:value-type="float">
            <text:p><text:s/>12.127 <text:s text:c="3"/></text:p>
          </table:table-cell>
          <table:table-cell table:style-name="ce83" table:formula="of:=SUM([.K10:.K34])" office:value-type="float" office:value="914228.22" calcext:value-type="float">
            <text:p><text:s/>914.228 <text:s text:c="3"/></text:p>
          </table:table-cell>
          <table:table-cell table:style-name="ce83" table:formula="of:=SUM([.L10:.L34])" office:value-type="float" office:value="914.22822" calcext:value-type="float">
            <text:p><text:s/>914 <text:s text:c="3"/></text:p>
          </table:table-cell>
          <table:table-cell table:style-name="ce22" table:number-columns-repeated="2"/>
          <table:table-cell table:style-name="ce83" table:formula="of:=SUM([.O10:.O34])" office:value-type="float" office:value="340092.89784" calcext:value-type="float">
            <text:p><text:s/>340.093 <text:s text:c="3"/>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10">
            <text:p>AVENIDA</text:p>
          </table:table-cell>
          <table:table-cell table:style-name="ce14" office:value-type="string" calcext:value-type="string">
            <text:p>LED</text:p>
          </table:table-cell>
          <table:table-cell table:style-name="ce29" office:value-type="float" office:value="40" calcext:value-type="float">
            <text:p>40</text:p>
          </table:table-cell>
          <table:table-cell table:style-name="ce29" table:formula="of:=+[.C36]" office:value-type="float" office:value="40" calcext:value-type="float">
            <text:p>40</text:p>
          </table:table-cell>
          <table:table-cell table:style-name="ce29" office:value-type="float" office:value="3" calcext:value-type="float">
            <text:p>3</text:p>
          </table:table-cell>
          <table:table-cell table:style-name="ce62" table:formula="of:=+[.D36]*[.E36]" office:value-type="float" office:value="120" calcext:value-type="float">
            <text:p><text:s/>120 <text:s text:c="3"/></text:p>
          </table:table-cell>
          <table:table-cell table:style-name="ce29" table:number-columns-repeated="2"/>
          <table:table-cell table:style-name="ce29" table:formula="of:=+[.H36]-[.G36]" office:value-type="float" office:value="0" calcext:value-type="float">
            <text:p>0</text:p>
          </table:table-cell>
          <table:table-cell table:style-name="ce84" table:formula="of:=+[.E36]+[.I36]" office:value-type="float" office:value="3" calcext:value-type="float">
            <text:p><text:s/>3 <text:s text:c="3"/></text:p>
          </table:table-cell>
          <table:table-cell table:style-name="ce93" table:formula="of:=+[.J36]*[.D36]" office:value-type="float" office:value="120" calcext:value-type="float">
            <text:p><text:s/>120 <text:s text:c="3"/></text:p>
          </table:table-cell>
          <table:table-cell table:style-name="ce14" table:formula="of:=+[.K36]/1000" office:value-type="float" office:value="0.12" calcext:value-type="float">
            <text:p>0,12</text:p>
          </table:table-cell>
          <table:table-cell table:style-name="ce29" office:value-type="float" office:value="12" calcext:value-type="float">
            <text:p>12</text:p>
          </table:table-cell>
          <table:table-cell table:style-name="ce41" table:formula="of:=+[.E93]" office:value-type="float" office:value="31" calcext:value-type="float">
            <text:p>31</text:p>
          </table:table-cell>
          <table:table-cell table:style-name="ce62" table:formula="of:=+[.L36]*[.M36]*[.N36]" office:value-type="float" office:value="44.64" calcext:value-type="float">
            <text:p><text:s/>45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83" calcext:value-type="float">
            <text:p>83</text:p>
          </table:table-cell>
          <table:table-cell table:style-name="ce30" table:formula="of:=+[.C37]" office:value-type="float" office:value="83" calcext:value-type="float">
            <text:p>83</text:p>
          </table:table-cell>
          <table:table-cell table:style-name="ce30" office:value-type="float" office:value="11" calcext:value-type="float">
            <text:p>11</text:p>
          </table:table-cell>
          <table:table-cell table:style-name="ce63" table:formula="of:=+[.D37]*[.E37]" office:value-type="float" office:value="913" calcext:value-type="float">
            <text:p><text:s/>913 <text:s text:c="3"/></text:p>
          </table:table-cell>
          <table:table-cell table:style-name="ce30" table:number-columns-repeated="2"/>
          <table:table-cell table:style-name="ce30" table:formula="of:=+[.H37]-[.G37]" office:value-type="float" office:value="0" calcext:value-type="float">
            <text:p>0</text:p>
          </table:table-cell>
          <table:table-cell table:style-name="ce85" table:formula="of:=+[.E37]+[.I37]" office:value-type="float" office:value="11" calcext:value-type="float">
            <text:p><text:s/>11 <text:s text:c="3"/></text:p>
          </table:table-cell>
          <table:table-cell table:style-name="ce94" table:formula="of:=+[.J37]*[.D37]" office:value-type="float" office:value="913" calcext:value-type="float">
            <text:p><text:s/>913 <text:s text:c="3"/></text:p>
          </table:table-cell>
          <table:table-cell table:style-name="ce15" table:formula="of:=+[.K37]/1000" office:value-type="float" office:value="0.913" calcext:value-type="float">
            <text:p>0,913</text:p>
          </table:table-cell>
          <table:table-cell table:style-name="ce30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63" table:formula="of:=+[.L37]*[.M37]*[.N37]" office:value-type="float" office:value="339.636" calcext:value-type="float">
            <text:p><text:s/>340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formula="of:=+[.C38]" office:value-type="float" office:value="100" calcext:value-type="float">
            <text:p>100</text:p>
          </table:table-cell>
          <table:table-cell table:style-name="ce30" office:value-type="float" office:value="0" calcext:value-type="float">
            <text:p>0</text:p>
          </table:table-cell>
          <table:table-cell table:style-name="ce63" table:formula="of:=+[.D38]*[.E38]" office:value-type="float" office:value="0" calcext:value-type="float">
            <text:p><text:s/>- <text:s text:c="5"/></text:p>
          </table:table-cell>
          <table:table-cell table:style-name="ce30" table:number-columns-repeated="2"/>
          <table:table-cell table:style-name="ce30" table:formula="of:=+[.H38]-[.G38]" office:value-type="float" office:value="0" calcext:value-type="float">
            <text:p>0</text:p>
          </table:table-cell>
          <table:table-cell table:style-name="ce85" table:formula="of:=+[.E38]+[.I38]" office:value-type="float" office:value="0" calcext:value-type="float">
            <text:p><text:s/>- <text:s text:c="5"/></text:p>
          </table:table-cell>
          <table:table-cell table:style-name="ce94" table:formula="of:=+[.J38]*[.D38]" office:value-type="float" office:value="0" calcext:value-type="float">
            <text:p><text:s/>- <text:s text:c="5"/></text:p>
          </table:table-cell>
          <table:table-cell table:style-name="ce15" table:formula="of:=+[.K38]/1000" office:value-type="float" office:value="0" calcext:value-type="float">
            <text:p>0</text:p>
          </table:table-cell>
          <table:table-cell table:style-name="ce30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63" table:formula="of:=+[.L38]*[.M38]*[.N38]" office:value-type="float" office:value="0" calcext:value-type="float">
            <text:p><text:s/>- <text:s text:c="5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table:formula="of:=+[.C39]" office:value-type="float" office:value="120" calcext:value-type="float">
            <text:p>120</text:p>
          </table:table-cell>
          <table:table-cell table:style-name="ce30" office:value-type="float" office:value="64" calcext:value-type="float">
            <text:p>64</text:p>
          </table:table-cell>
          <table:table-cell table:style-name="ce63" table:formula="of:=+[.D39]*[.E39]" office:value-type="float" office:value="7680" calcext:value-type="float">
            <text:p><text:s/>7.680 <text:s text:c="3"/></text:p>
          </table:table-cell>
          <table:table-cell table:style-name="ce30" table:number-columns-repeated="2"/>
          <table:table-cell table:style-name="ce30" table:formula="of:=+[.H39]-[.G39]" office:value-type="float" office:value="0" calcext:value-type="float">
            <text:p>0</text:p>
          </table:table-cell>
          <table:table-cell table:style-name="ce85" table:formula="of:=+[.E39]+[.I39]" office:value-type="float" office:value="64" calcext:value-type="float">
            <text:p><text:s/>64 <text:s text:c="3"/></text:p>
          </table:table-cell>
          <table:table-cell table:style-name="ce94" table:formula="of:=+[.J39]*[.D39]" office:value-type="float" office:value="7680" calcext:value-type="float">
            <text:p><text:s/>7.680 <text:s text:c="3"/></text:p>
          </table:table-cell>
          <table:table-cell table:style-name="ce15" table:formula="of:=+[.K39]/1000" office:value-type="float" office:value="7.68" calcext:value-type="float">
            <text:p>7,68</text:p>
          </table:table-cell>
          <table:table-cell table:style-name="ce30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63" table:formula="of:=+[.L39]*[.M39]*[.N39]" office:value-type="float" office:value="2856.96" calcext:value-type="float">
            <text:p><text:s/>2.857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table:formula="of:=+[.C40]" office:value-type="float" office:value="140" calcext:value-type="float">
            <text:p>140</text:p>
          </table:table-cell>
          <table:table-cell table:style-name="ce30" office:value-type="float" office:value="119" calcext:value-type="float">
            <text:p>119</text:p>
          </table:table-cell>
          <table:table-cell table:style-name="ce63" table:formula="of:=+[.D40]*[.E40]" office:value-type="float" office:value="16660" calcext:value-type="float">
            <text:p><text:s/>16.660 <text:s text:c="3"/></text:p>
          </table:table-cell>
          <table:table-cell table:style-name="ce30" table:number-columns-repeated="2"/>
          <table:table-cell table:style-name="ce30" table:formula="of:=+[.H40]-[.G40]" office:value-type="float" office:value="0" calcext:value-type="float">
            <text:p>0</text:p>
          </table:table-cell>
          <table:table-cell table:style-name="ce85" table:formula="of:=+[.E40]+[.I40]" office:value-type="float" office:value="119" calcext:value-type="float">
            <text:p><text:s/>119 <text:s text:c="3"/></text:p>
          </table:table-cell>
          <table:table-cell table:style-name="ce94" table:formula="of:=+[.J40]*[.D40]" office:value-type="float" office:value="16660" calcext:value-type="float">
            <text:p><text:s/>16.660 <text:s text:c="3"/></text:p>
          </table:table-cell>
          <table:table-cell table:style-name="ce15" table:formula="of:=+[.K40]/1000" office:value-type="float" office:value="16.66" calcext:value-type="float">
            <text:p>16,66</text:p>
          </table:table-cell>
          <table:table-cell table:style-name="ce30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63" table:formula="of:=+[.L40]*[.M40]*[.N40]" office:value-type="float" office:value="6197.52" calcext:value-type="float">
            <text:p><text:s/>6.198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table:formula="of:=+[.C41]" office:value-type="float" office:value="200" calcext:value-type="float">
            <text:p>200</text:p>
          </table:table-cell>
          <table:table-cell table:style-name="ce30" office:value-type="float" office:value="14" calcext:value-type="float">
            <text:p>14</text:p>
          </table:table-cell>
          <table:table-cell table:style-name="ce63" table:formula="of:=+[.D41]*[.E41]" office:value-type="float" office:value="2800" calcext:value-type="float">
            <text:p><text:s/>2.800 <text:s text:c="3"/></text:p>
          </table:table-cell>
          <table:table-cell table:style-name="ce30" table:number-columns-repeated="2"/>
          <table:table-cell table:style-name="ce30" table:formula="of:=+[.H41]-[.G41]" office:value-type="float" office:value="0" calcext:value-type="float">
            <text:p>0</text:p>
          </table:table-cell>
          <table:table-cell table:style-name="ce85" table:formula="of:=+[.E41]+[.I41]" office:value-type="float" office:value="14" calcext:value-type="float">
            <text:p><text:s/>14 <text:s text:c="3"/></text:p>
          </table:table-cell>
          <table:table-cell table:style-name="ce94" table:formula="of:=+[.J41]*[.D41]" office:value-type="float" office:value="2800" calcext:value-type="float">
            <text:p><text:s/>2.800 <text:s text:c="3"/></text:p>
          </table:table-cell>
          <table:table-cell table:style-name="ce15" table:formula="of:=+[.K41]/1000" office:value-type="float" office:value="2.8" calcext:value-type="float">
            <text:p>2,8</text:p>
          </table:table-cell>
          <table:table-cell table:style-name="ce30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63" table:formula="of:=+[.L41]*[.M41]*[.N41]" office:value-type="float" office:value="1041.6" calcext:value-type="float">
            <text:p><text:s/>1.04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396" calcext:value-type="float">
            <text:p>396</text:p>
          </table:table-cell>
          <table:table-cell table:style-name="ce63" table:formula="of:=+[.D42]*[.E42]" office:value-type="float" office:value="106920" calcext:value-type="float">
            <text:p><text:s/>106.920 <text:s text:c="3"/></text:p>
          </table:table-cell>
          <table:table-cell table:style-name="ce30" table:number-columns-repeated="2"/>
          <table:table-cell table:style-name="ce30" table:formula="of:=+[.H42]-[.G42]" office:value-type="float" office:value="0" calcext:value-type="float">
            <text:p>0</text:p>
          </table:table-cell>
          <table:table-cell table:style-name="ce85" table:formula="of:=+[.E42]+[.I42]" office:value-type="float" office:value="396" calcext:value-type="float">
            <text:p><text:s/>396 <text:s text:c="3"/></text:p>
          </table:table-cell>
          <table:table-cell table:style-name="ce94" table:formula="of:=+[.J42]*[.D42]" office:value-type="float" office:value="106920" calcext:value-type="float">
            <text:p><text:s/>106.920 <text:s text:c="3"/></text:p>
          </table:table-cell>
          <table:table-cell table:style-name="ce15" table:formula="of:=+[.K42]/1000" office:value-type="float" office:value="106.92" calcext:value-type="float">
            <text:p>106,92</text:p>
          </table:table-cell>
          <table:table-cell table:style-name="ce30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63" table:formula="of:=+[.L42]*[.M42]*[.N42]" office:value-type="float" office:value="39774.24" calcext:value-type="float">
            <text:p><text:s/>39.774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1" calcext:value-type="float">
            <text:p>1</text:p>
          </table:table-cell>
          <table:table-cell table:style-name="ce63" table:formula="of:=+[.D43]*[.E43]" office:value-type="float" office:value="428" calcext:value-type="float">
            <text:p><text:s/>428 <text:s text:c="3"/></text:p>
          </table:table-cell>
          <table:table-cell table:style-name="ce30" table:number-columns-repeated="2"/>
          <table:table-cell table:style-name="ce30" table:formula="of:=+[.H43]-[.G43]" office:value-type="float" office:value="0" calcext:value-type="float">
            <text:p>0</text:p>
          </table:table-cell>
          <table:table-cell table:style-name="ce85" table:formula="of:=+[.E43]+[.I43]" office:value-type="float" office:value="1" calcext:value-type="float">
            <text:p><text:s/>1 <text:s text:c="3"/></text:p>
          </table:table-cell>
          <table:table-cell table:style-name="ce94" table:formula="of:=+[.J43]*[.D43]" office:value-type="float" office:value="428" calcext:value-type="float">
            <text:p><text:s/>428 <text:s text:c="3"/></text:p>
          </table:table-cell>
          <table:table-cell table:style-name="ce15" table:formula="of:=+[.K43]/1000" office:value-type="float" office:value="0.428" calcext:value-type="float">
            <text:p>0,428</text:p>
          </table:table-cell>
          <table:table-cell table:style-name="ce30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63" table:formula="of:=+[.L43]*[.M43]*[.N43]" office:value-type="float" office:value="159.216" calcext:value-type="float">
            <text:p><text:s/>159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SODIO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1.45" calcext:value-type="float">
            <text:p>81,45</text:p>
          </table:table-cell>
          <table:table-cell table:style-name="ce30" office:value-type="float" office:value="3" calcext:value-type="float">
            <text:p>3</text:p>
          </table:table-cell>
          <table:table-cell table:style-name="ce63" table:formula="of:=+[.D44]*[.E44]" office:value-type="float" office:value="244.35" calcext:value-type="float">
            <text:p><text:s/>244 <text:s text:c="3"/></text:p>
          </table:table-cell>
          <table:table-cell table:style-name="ce30" table:number-columns-repeated="2"/>
          <table:table-cell table:style-name="ce30" table:formula="of:=+[.H44]-[.G44]" office:value-type="float" office:value="0" calcext:value-type="float">
            <text:p>0</text:p>
          </table:table-cell>
          <table:table-cell table:style-name="ce85" table:formula="of:=+[.E44]+[.I44]" office:value-type="float" office:value="3" calcext:value-type="float">
            <text:p><text:s/>3 <text:s text:c="3"/></text:p>
          </table:table-cell>
          <table:table-cell table:style-name="ce94" table:formula="of:=+[.J44]*[.D44]" office:value-type="float" office:value="244.35" calcext:value-type="float">
            <text:p><text:s/>244 <text:s text:c="3"/></text:p>
          </table:table-cell>
          <table:table-cell table:style-name="ce15" table:formula="of:=+[.K44]/1000" office:value-type="float" office:value="0.24435" calcext:value-type="float">
            <text:p>0,24435</text:p>
          </table:table-cell>
          <table:table-cell table:style-name="ce30" office:value-type="float" office:value="12" calcext:value-type="float">
            <text:p>12</text:p>
          </table:table-cell>
          <table:table-cell table:style-name="ce112" office:value-type="float" office:value="31" calcext:value-type="float">
            <text:p>31</text:p>
          </table:table-cell>
          <table:table-cell table:style-name="ce63" table:formula="of:=+[.L44]*[.M44]*[.N44]" office:value-type="float" office:value="90.8982" calcext:value-type="float">
            <text:p><text:s/>91 <text:s text:c="3"/>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16" office:value-type="string" calcext:value-type="string">
            <text:p>SODIO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80.12" calcext:value-type="float">
            <text:p>280,12</text:p>
          </table:table-cell>
          <table:table-cell table:style-name="ce31" office:value-type="float" office:value="2" calcext:value-type="float">
            <text:p>2</text:p>
          </table:table-cell>
          <table:table-cell table:style-name="ce64" table:formula="of:=+[.D45]*[.E45]" office:value-type="float" office:value="560.24" calcext:value-type="float">
            <text:p><text:s/>560 <text:s text:c="3"/></text:p>
          </table:table-cell>
          <table:table-cell table:style-name="ce31" table:number-columns-repeated="2"/>
          <table:table-cell table:style-name="ce31" table:formula="of:=+[.H45]-[.G45]" office:value-type="float" office:value="0" calcext:value-type="float">
            <text:p>0</text:p>
          </table:table-cell>
          <table:table-cell table:style-name="ce86" table:formula="of:=+[.E45]+[.I45]" office:value-type="float" office:value="2" calcext:value-type="float">
            <text:p><text:s/>2 <text:s text:c="3"/></text:p>
          </table:table-cell>
          <table:table-cell table:style-name="ce95" table:formula="of:=+[.J45]*[.D45]" office:value-type="float" office:value="560.24" calcext:value-type="float">
            <text:p><text:s/>560 <text:s text:c="3"/></text:p>
          </table:table-cell>
          <table:table-cell table:style-name="ce16" table:formula="of:=+[.K45]/1000" office:value-type="float" office:value="0.56024" calcext:value-type="float">
            <text:p>0,56024</text:p>
          </table:table-cell>
          <table:table-cell table:style-name="ce31" office:value-type="float" office:value="12" calcext:value-type="float">
            <text:p>12</text:p>
          </table:table-cell>
          <table:table-cell table:style-name="ce113" office:value-type="float" office:value="31" calcext:value-type="float">
            <text:p>31</text:p>
          </table:table-cell>
          <table:table-cell table:style-name="ce64" table:formula="of:=+[.L45]*[.M45]*[.N45]" office:value-type="float" office:value="208.40928" calcext:value-type="float">
            <text:p><text:s/>208 <text:s text:c="3"/>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7"/>
          <table:table-cell table:style-name="ce32" table:number-columns-repeated="2"/>
          <table:table-cell table:style-name="ce50" table:formula="of:=SUM([.E36:.E45])" office:value-type="float" office:value="613" calcext:value-type="float">
            <text:p><text:s/>613 <text:s text:c="3"/></text:p>
          </table:table-cell>
          <table:table-cell table:style-name="ce65"/>
          <table:table-cell table:style-name="ce32" table:number-columns-repeated="3"/>
          <table:table-cell table:style-name="ce50" table:formula="of:=SUM([.J36:.J45])" office:value-type="float" office:value="613" calcext:value-type="float">
            <text:p><text:s/>613 <text:s text:c="3"/></text:p>
          </table:table-cell>
          <table:table-cell table:style-name="ce50" table:formula="of:=SUM([.K36:.K45])" office:value-type="float" office:value="136325.59" calcext:value-type="float">
            <text:p><text:s/>136.326 <text:s text:c="3"/></text:p>
          </table:table-cell>
          <table:table-cell table:style-name="ce50" table:formula="of:=SUM([.L36:.L45])" office:value-type="float" office:value="136.32559" calcext:value-type="float">
            <text:p><text:s/>136 <text:s text:c="3"/></text:p>
          </table:table-cell>
          <table:table-cell table:style-name="ce32" table:number-columns-repeated="2"/>
          <table:table-cell table:style-name="ce50" table:formula="of:=SUM([.O36:.O45])" office:value-type="float" office:value="50713.11948" calcext:value-type="float">
            <text:p><text:s/>50.713 <text:s text:c="3"/>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20">
            <text:p>PARQUES</text:p>
          </table:table-cell>
          <table:table-cell table:style-name="ce14" office:value-type="string" calcext:value-type="string">
            <text:p>LED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+[.C47]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62" table:formula="of:=+[.D47]*[.E47]" office:value-type="float" office:value="20" calcext:value-type="float">
            <text:p><text:s/>20 <text:s text:c="3"/></text:p>
          </table:table-cell>
          <table:table-cell table:style-name="ce29" table:number-columns-repeated="2"/>
          <table:table-cell table:style-name="ce29" table:formula="of:=+[.H47]-[.G47]" office:value-type="float" office:value="0" calcext:value-type="float">
            <text:p>0</text:p>
          </table:table-cell>
          <table:table-cell table:style-name="ce84" table:formula="of:=+[.E47]+[.I47]" office:value-type="float" office:value="10" calcext:value-type="float">
            <text:p><text:s/>10 <text:s text:c="3"/></text:p>
          </table:table-cell>
          <table:table-cell table:style-name="ce93" table:formula="of:=+[.J47]*[.D47]" office:value-type="float" office:value="20" calcext:value-type="float">
            <text:p><text:s/>20 <text:s text:c="3"/></text:p>
          </table:table-cell>
          <table:table-cell table:style-name="ce14" table:formula="of:=+[.K47]/1000" office:value-type="float" office:value="0.02" calcext:value-type="float">
            <text:p>0,02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+[.E93]" office:value-type="float" office:value="31" calcext:value-type="float">
            <text:p>31</text:p>
          </table:table-cell>
          <table:table-cell table:style-name="ce62" table:formula="of:=+[.L47]*[.M47]*[.N47]" office:value-type="float" office:value="7.44" calcext:value-type="float">
            <text:p><text:s/>7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35" calcext:value-type="float">
            <text:p>35</text:p>
          </table:table-cell>
          <table:table-cell table:style-name="ce30" table:formula="of:=+[.C48]" office:value-type="float" office:value="35" calcext:value-type="float">
            <text:p>35</text:p>
          </table:table-cell>
          <table:table-cell table:style-name="ce30" office:value-type="float" office:value="2" calcext:value-type="float">
            <text:p>2</text:p>
          </table:table-cell>
          <table:table-cell table:style-name="ce63" table:formula="of:=+[.D48]*[.E48]" office:value-type="float" office:value="70" calcext:value-type="float">
            <text:p><text:s/>70 <text:s text:c="3"/></text:p>
          </table:table-cell>
          <table:table-cell table:style-name="ce30" table:number-columns-repeated="2"/>
          <table:table-cell table:style-name="ce30" table:formula="of:=+[.H48]-[.G48]" office:value-type="float" office:value="0" calcext:value-type="float">
            <text:p>0</text:p>
          </table:table-cell>
          <table:table-cell table:style-name="ce85" table:formula="of:=+[.E48]+[.I48]" office:value-type="float" office:value="2" calcext:value-type="float">
            <text:p><text:s/>2 <text:s text:c="3"/></text:p>
          </table:table-cell>
          <table:table-cell table:style-name="ce94" table:formula="of:=+[.J48]*[.D48]" office:value-type="float" office:value="70" calcext:value-type="float">
            <text:p><text:s/>70 <text:s text:c="3"/></text:p>
          </table:table-cell>
          <table:table-cell table:style-name="ce15" table:formula="of:=+[.K48]/1000" office:value-type="float" office:value="0.07" calcext:value-type="float">
            <text:p>0,0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48]*[.M48]*[.N48]" office:value-type="float" office:value="26.04" calcext:value-type="float">
            <text:p><text:s/>26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40" calcext:value-type="float">
            <text:p>40</text:p>
          </table:table-cell>
          <table:table-cell table:style-name="ce30" table:formula="of:=+[.C49]" office:value-type="float" office:value="40" calcext:value-type="float">
            <text:p>40</text:p>
          </table:table-cell>
          <table:table-cell table:style-name="ce30" office:value-type="float" office:value="53" calcext:value-type="float">
            <text:p>53</text:p>
          </table:table-cell>
          <table:table-cell table:style-name="ce63" table:formula="of:=+[.D49]*[.E49]" office:value-type="float" office:value="2120" calcext:value-type="float">
            <text:p><text:s/>2.120 <text:s text:c="3"/></text:p>
          </table:table-cell>
          <table:table-cell table:style-name="ce30"/>
          <table:table-cell table:style-name="ce75"/>
          <table:table-cell table:style-name="ce30" table:formula="of:=+[.H49]-[.G49]" office:value-type="float" office:value="0" calcext:value-type="float">
            <text:p>0</text:p>
          </table:table-cell>
          <table:table-cell table:style-name="ce85" table:formula="of:=+[.E49]+[.I49]" office:value-type="float" office:value="53" calcext:value-type="float">
            <text:p><text:s/>53 <text:s text:c="3"/></text:p>
          </table:table-cell>
          <table:table-cell table:style-name="ce94" table:formula="of:=+[.J49]*[.D49]" office:value-type="float" office:value="2120" calcext:value-type="float">
            <text:p><text:s/>2.120 <text:s text:c="3"/></text:p>
          </table:table-cell>
          <table:table-cell table:style-name="ce15" table:formula="of:=+[.K49]/1000" office:value-type="float" office:value="2.12" calcext:value-type="float">
            <text:p>2,1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49]*[.M49]*[.N49]" office:value-type="float" office:value="788.64" calcext:value-type="float">
            <text:p><text:s/>789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41" calcext:value-type="float">
            <text:p>41</text:p>
          </table:table-cell>
          <table:table-cell table:style-name="ce30" table:formula="of:=+[.C50]" office:value-type="float" office:value="41" calcext:value-type="float">
            <text:p>41</text:p>
          </table:table-cell>
          <table:table-cell table:style-name="ce30" office:value-type="float" office:value="6" calcext:value-type="float">
            <text:p>6</text:p>
          </table:table-cell>
          <table:table-cell table:style-name="ce63" table:formula="of:=+[.D50]*[.E50]" office:value-type="float" office:value="246" calcext:value-type="float">
            <text:p><text:s/>246 <text:s text:c="3"/></text:p>
          </table:table-cell>
          <table:table-cell table:style-name="ce30" table:number-columns-repeated="2"/>
          <table:table-cell table:style-name="ce30" table:formula="of:=+[.H50]-[.G50]" office:value-type="float" office:value="0" calcext:value-type="float">
            <text:p>0</text:p>
          </table:table-cell>
          <table:table-cell table:style-name="ce85" table:formula="of:=+[.E50]+[.I50]" office:value-type="float" office:value="6" calcext:value-type="float">
            <text:p><text:s/>6 <text:s text:c="3"/></text:p>
          </table:table-cell>
          <table:table-cell table:style-name="ce94" table:formula="of:=+[.J50]*[.D50]" office:value-type="float" office:value="246" calcext:value-type="float">
            <text:p><text:s/>246 <text:s text:c="3"/></text:p>
          </table:table-cell>
          <table:table-cell table:style-name="ce15" table:formula="of:=+[.K50]/1000" office:value-type="float" office:value="0.246" calcext:value-type="float">
            <text:p>0,24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0]*[.M50]*[.N50]" office:value-type="float" office:value="91.512" calcext:value-type="float">
            <text:p><text:s/>9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45" calcext:value-type="float">
            <text:p>45</text:p>
          </table:table-cell>
          <table:table-cell table:style-name="ce30" table:formula="of:=+[.C51]" office:value-type="float" office:value="45" calcext:value-type="float">
            <text:p>45</text:p>
          </table:table-cell>
          <table:table-cell table:style-name="ce30" office:value-type="float" office:value="8" calcext:value-type="float">
            <text:p>8</text:p>
          </table:table-cell>
          <table:table-cell table:style-name="ce63" table:formula="of:=+[.D51]*[.E51]" office:value-type="float" office:value="360" calcext:value-type="float">
            <text:p><text:s/>360 <text:s text:c="3"/></text:p>
          </table:table-cell>
          <table:table-cell table:style-name="ce30" table:number-columns-repeated="2"/>
          <table:table-cell table:style-name="ce30" table:formula="of:=+[.H51]-[.G51]" office:value-type="float" office:value="0" calcext:value-type="float">
            <text:p>0</text:p>
          </table:table-cell>
          <table:table-cell table:style-name="ce85" table:formula="of:=+[.E51]+[.I51]" office:value-type="float" office:value="8" calcext:value-type="float">
            <text:p><text:s/>8 <text:s text:c="3"/></text:p>
          </table:table-cell>
          <table:table-cell table:style-name="ce94" table:formula="of:=+[.J51]*[.D51]" office:value-type="float" office:value="360" calcext:value-type="float">
            <text:p><text:s/>360 <text:s text:c="3"/></text:p>
          </table:table-cell>
          <table:table-cell table:style-name="ce15" table:formula="of:=+[.K51]/1000" office:value-type="float" office:value="0.36" calcext:value-type="float">
            <text:p>0,3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1]*[.M51]*[.N51]" office:value-type="float" office:value="133.92" calcext:value-type="float">
            <text:p><text:s/>134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49" calcext:value-type="float">
            <text:p>49</text:p>
          </table:table-cell>
          <table:table-cell table:style-name="ce30" table:formula="of:=+[.C52]" office:value-type="float" office:value="49" calcext:value-type="float">
            <text:p>49</text:p>
          </table:table-cell>
          <table:table-cell table:style-name="ce30" office:value-type="float" office:value="33" calcext:value-type="float">
            <text:p>33</text:p>
          </table:table-cell>
          <table:table-cell table:style-name="ce63" table:formula="of:=+[.D52]*[.E52]" office:value-type="float" office:value="1617" calcext:value-type="float">
            <text:p><text:s/>1.617 <text:s text:c="3"/></text:p>
          </table:table-cell>
          <table:table-cell table:style-name="ce30" table:number-columns-repeated="2"/>
          <table:table-cell table:style-name="ce30" table:formula="of:=+[.H52]-[.G52]" office:value-type="float" office:value="0" calcext:value-type="float">
            <text:p>0</text:p>
          </table:table-cell>
          <table:table-cell table:style-name="ce85" table:formula="of:=+[.E52]+[.I52]" office:value-type="float" office:value="33" calcext:value-type="float">
            <text:p><text:s/>33 <text:s text:c="3"/></text:p>
          </table:table-cell>
          <table:table-cell table:style-name="ce94" table:formula="of:=+[.J52]*[.D52]" office:value-type="float" office:value="1617" calcext:value-type="float">
            <text:p><text:s/>1.617 <text:s text:c="3"/></text:p>
          </table:table-cell>
          <table:table-cell table:style-name="ce15" table:formula="of:=+[.K52]/1000" office:value-type="float" office:value="1.617" calcext:value-type="float">
            <text:p>1,61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2]*[.M52]*[.N52]" office:value-type="float" office:value="601.524" calcext:value-type="float">
            <text:p><text:s/>60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55" calcext:value-type="float">
            <text:p>55</text:p>
          </table:table-cell>
          <table:table-cell table:style-name="ce30" table:formula="of:=+[.C53]" office:value-type="float" office:value="55" calcext:value-type="float">
            <text:p>55</text:p>
          </table:table-cell>
          <table:table-cell table:style-name="ce30" office:value-type="float" office:value="18" calcext:value-type="float">
            <text:p>18</text:p>
          </table:table-cell>
          <table:table-cell table:style-name="ce63" table:formula="of:=+[.D53]*[.E53]" office:value-type="float" office:value="990" calcext:value-type="float">
            <text:p><text:s/>990 <text:s text:c="3"/></text:p>
          </table:table-cell>
          <table:table-cell table:style-name="ce30" table:number-columns-repeated="2"/>
          <table:table-cell table:style-name="ce30" table:formula="of:=+[.H53]-[.G53]" office:value-type="float" office:value="0" calcext:value-type="float">
            <text:p>0</text:p>
          </table:table-cell>
          <table:table-cell table:style-name="ce85" table:formula="of:=+[.E53]+[.I53]" office:value-type="float" office:value="18" calcext:value-type="float">
            <text:p><text:s/>18 <text:s text:c="3"/></text:p>
          </table:table-cell>
          <table:table-cell table:style-name="ce94" table:formula="of:=+[.J53]*[.D53]" office:value-type="float" office:value="990" calcext:value-type="float">
            <text:p><text:s/>990 <text:s text:c="3"/></text:p>
          </table:table-cell>
          <table:table-cell table:style-name="ce15" table:formula="of:=+[.K53]/1000" office:value-type="float" office:value="0.99" calcext:value-type="float">
            <text:p>0,9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3]*[.M53]*[.N53]" office:value-type="float" office:value="368.28" calcext:value-type="float">
            <text:p><text:s/>368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60" calcext:value-type="float">
            <text:p>60</text:p>
          </table:table-cell>
          <table:table-cell table:style-name="ce30" table:formula="of:=+[.C54]" office:value-type="float" office:value="60" calcext:value-type="float">
            <text:p>60</text:p>
          </table:table-cell>
          <table:table-cell table:style-name="ce30" office:value-type="float" office:value="36" calcext:value-type="float">
            <text:p>36</text:p>
          </table:table-cell>
          <table:table-cell table:style-name="ce63" table:formula="of:=+[.D54]*[.E54]" office:value-type="float" office:value="2160" calcext:value-type="float">
            <text:p><text:s/>2.160 <text:s text:c="3"/></text:p>
          </table:table-cell>
          <table:table-cell table:style-name="ce30" table:number-columns-repeated="2"/>
          <table:table-cell table:style-name="ce30" table:formula="of:=+[.H54]-[.G54]" office:value-type="float" office:value="0" calcext:value-type="float">
            <text:p>0</text:p>
          </table:table-cell>
          <table:table-cell table:style-name="ce85" table:formula="of:=+[.E54]+[.I54]" office:value-type="float" office:value="36" calcext:value-type="float">
            <text:p><text:s/>36 <text:s text:c="3"/></text:p>
          </table:table-cell>
          <table:table-cell table:style-name="ce94" table:formula="of:=+[.J54]*[.D54]" office:value-type="float" office:value="2160" calcext:value-type="float">
            <text:p><text:s/>2.160 <text:s text:c="3"/></text:p>
          </table:table-cell>
          <table:table-cell table:style-name="ce15" table:formula="of:=+[.K54]/1000" office:value-type="float" office:value="2.16" calcext:value-type="float">
            <text:p>2,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4]*[.M54]*[.N54]" office:value-type="float" office:value="803.52" calcext:value-type="float">
            <text:p><text:s/>804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formula="of:=+[.C55]" office:value-type="float" office:value="70" calcext:value-type="float">
            <text:p>70</text:p>
          </table:table-cell>
          <table:table-cell table:style-name="ce30" office:value-type="float" office:value="50" calcext:value-type="float">
            <text:p>50</text:p>
          </table:table-cell>
          <table:table-cell table:style-name="ce63" table:formula="of:=+[.D55]*[.E55]" office:value-type="float" office:value="3500" calcext:value-type="float">
            <text:p><text:s/>3.500 <text:s text:c="3"/></text:p>
          </table:table-cell>
          <table:table-cell table:style-name="ce30" table:number-columns-repeated="2"/>
          <table:table-cell table:style-name="ce30" table:formula="of:=+[.H55]-[.G55]" office:value-type="float" office:value="0" calcext:value-type="float">
            <text:p>0</text:p>
          </table:table-cell>
          <table:table-cell table:style-name="ce85" table:formula="of:=+[.E55]+[.I55]" office:value-type="float" office:value="50" calcext:value-type="float">
            <text:p><text:s/>50 <text:s text:c="3"/></text:p>
          </table:table-cell>
          <table:table-cell table:style-name="ce94" table:formula="of:=+[.J55]*[.D55]" office:value-type="float" office:value="3500" calcext:value-type="float">
            <text:p><text:s/>3.500 <text:s text:c="3"/></text:p>
          </table:table-cell>
          <table:table-cell table:style-name="ce15" table:formula="of:=+[.K55]/1000" office:value-type="float" office:value="3.5" calcext:value-type="float">
            <text:p>3,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5]*[.M55]*[.N55]" office:value-type="float" office:value="1302" calcext:value-type="float">
            <text:p><text:s/>1.30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74" calcext:value-type="float">
            <text:p>74</text:p>
          </table:table-cell>
          <table:table-cell table:style-name="ce30" table:formula="of:=+[.C56]" office:value-type="float" office:value="74" calcext:value-type="float">
            <text:p>74</text:p>
          </table:table-cell>
          <table:table-cell table:style-name="ce30" office:value-type="float" office:value="60" calcext:value-type="float">
            <text:p>60</text:p>
          </table:table-cell>
          <table:table-cell table:style-name="ce63" table:formula="of:=+[.D56]*[.E56]" office:value-type="float" office:value="4440" calcext:value-type="float">
            <text:p><text:s/>4.440 <text:s text:c="3"/></text:p>
          </table:table-cell>
          <table:table-cell table:style-name="ce30"/>
          <table:table-cell table:style-name="ce76"/>
          <table:table-cell table:style-name="ce30" table:formula="of:=+[.H56]-[.G56]" office:value-type="float" office:value="0" calcext:value-type="float">
            <text:p>0</text:p>
          </table:table-cell>
          <table:table-cell table:style-name="ce85" table:formula="of:=+[.E56]+[.I56]" office:value-type="float" office:value="60" calcext:value-type="float">
            <text:p><text:s/>60 <text:s text:c="3"/></text:p>
          </table:table-cell>
          <table:table-cell table:style-name="ce94" table:formula="of:=+[.J56]*[.D56]" office:value-type="float" office:value="4440" calcext:value-type="float">
            <text:p><text:s/>4.440 <text:s text:c="3"/></text:p>
          </table:table-cell>
          <table:table-cell table:style-name="ce15" table:formula="of:=+[.K56]/1000" office:value-type="float" office:value="4.44" calcext:value-type="float">
            <text:p>4,4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6]*[.M56]*[.N56]" office:value-type="float" office:value="1651.68" calcext:value-type="float">
            <text:p><text:s/>1.65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83" calcext:value-type="float">
            <text:p>83</text:p>
          </table:table-cell>
          <table:table-cell table:style-name="ce30" table:formula="of:=+[.C57]" office:value-type="float" office:value="83" calcext:value-type="float">
            <text:p>83</text:p>
          </table:table-cell>
          <table:table-cell table:style-name="ce30" office:value-type="float" office:value="3" calcext:value-type="float">
            <text:p>3</text:p>
          </table:table-cell>
          <table:table-cell table:style-name="ce63" table:formula="of:=+[.D57]*[.E57]" office:value-type="float" office:value="249" calcext:value-type="float">
            <text:p><text:s/>249 <text:s text:c="3"/></text:p>
          </table:table-cell>
          <table:table-cell table:style-name="ce30" table:number-columns-repeated="2"/>
          <table:table-cell table:style-name="ce30" table:formula="of:=+[.H57]-[.G57]" office:value-type="float" office:value="0" calcext:value-type="float">
            <text:p>0</text:p>
          </table:table-cell>
          <table:table-cell table:style-name="ce85" table:formula="of:=+[.E57]+[.I57]" office:value-type="float" office:value="3" calcext:value-type="float">
            <text:p><text:s/>3 <text:s text:c="3"/></text:p>
          </table:table-cell>
          <table:table-cell table:style-name="ce94" table:formula="of:=+[.J57]*[.D57]" office:value-type="float" office:value="249" calcext:value-type="float">
            <text:p><text:s/>249 <text:s text:c="3"/></text:p>
          </table:table-cell>
          <table:table-cell table:style-name="ce15" table:formula="of:=+[.K57]/1000" office:value-type="float" office:value="0.249" calcext:value-type="float">
            <text:p>0,24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7]*[.M57]*[.N57]" office:value-type="float" office:value="92.628" calcext:value-type="float">
            <text:p><text:s/>93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84" calcext:value-type="float">
            <text:p>84</text:p>
          </table:table-cell>
          <table:table-cell table:style-name="ce30" table:formula="of:=+[.C58]" office:value-type="float" office:value="84" calcext:value-type="float">
            <text:p>84</text:p>
          </table:table-cell>
          <table:table-cell table:style-name="ce30" office:value-type="float" office:value="7" calcext:value-type="float">
            <text:p>7</text:p>
          </table:table-cell>
          <table:table-cell table:style-name="ce63" table:formula="of:=+[.D58]*[.E58]" office:value-type="float" office:value="588" calcext:value-type="float">
            <text:p><text:s/>588 <text:s text:c="3"/></text:p>
          </table:table-cell>
          <table:table-cell table:style-name="ce30" table:number-columns-repeated="2"/>
          <table:table-cell table:style-name="ce30" table:formula="of:=+[.H58]-[.G58]" office:value-type="float" office:value="0" calcext:value-type="float">
            <text:p>0</text:p>
          </table:table-cell>
          <table:table-cell table:style-name="ce85" table:formula="of:=+[.E58]+[.I58]" office:value-type="float" office:value="7" calcext:value-type="float">
            <text:p><text:s/>7 <text:s text:c="3"/></text:p>
          </table:table-cell>
          <table:table-cell table:style-name="ce94" table:formula="of:=+[.J58]*[.D58]" office:value-type="float" office:value="588" calcext:value-type="float">
            <text:p><text:s/>588 <text:s text:c="3"/></text:p>
          </table:table-cell>
          <table:table-cell table:style-name="ce15" table:formula="of:=+[.K58]/1000" office:value-type="float" office:value="0.588" calcext:value-type="float">
            <text:p>0,58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8]*[.M58]*[.N58]" office:value-type="float" office:value="218.736" calcext:value-type="float">
            <text:p><text:s/>219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formula="of:=+[.C59]" office:value-type="float" office:value="100" calcext:value-type="float">
            <text:p>100</text:p>
          </table:table-cell>
          <table:table-cell table:style-name="ce30" office:value-type="float" office:value="4" calcext:value-type="float">
            <text:p>4</text:p>
          </table:table-cell>
          <table:table-cell table:style-name="ce63" table:formula="of:=+[.D59]*[.E59]" office:value-type="float" office:value="400" calcext:value-type="float">
            <text:p><text:s/>400 <text:s text:c="3"/></text:p>
          </table:table-cell>
          <table:table-cell table:style-name="ce30" table:number-columns-repeated="2"/>
          <table:table-cell table:style-name="ce30" table:formula="of:=+[.H59]-[.G59]" office:value-type="float" office:value="0" calcext:value-type="float">
            <text:p>0</text:p>
          </table:table-cell>
          <table:table-cell table:style-name="ce85" table:formula="of:=+[.E59]+[.I59]" office:value-type="float" office:value="4" calcext:value-type="float">
            <text:p><text:s/>4 <text:s text:c="3"/></text:p>
          </table:table-cell>
          <table:table-cell table:style-name="ce94" table:formula="of:=+[.J59]*[.D59]" office:value-type="float" office:value="400" calcext:value-type="float">
            <text:p><text:s/>400 <text:s text:c="3"/></text:p>
          </table:table-cell>
          <table:table-cell table:style-name="ce15" table:formula="of:=+[.K59]/1000" office:value-type="float" office:value="0.4" calcext:value-type="float">
            <text:p>0,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59]*[.M59]*[.N59]" office:value-type="float" office:value="148.8" calcext:value-type="float">
            <text:p><text:s/>149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table:formula="of:=+[.C60]" office:value-type="float" office:value="120" calcext:value-type="float">
            <text:p>120</text:p>
          </table:table-cell>
          <table:table-cell table:style-name="ce30" office:value-type="float" office:value="7" calcext:value-type="float">
            <text:p>7</text:p>
          </table:table-cell>
          <table:table-cell table:style-name="ce63" table:formula="of:=+[.D60]*[.E60]" office:value-type="float" office:value="840" calcext:value-type="float">
            <text:p><text:s/>840 <text:s text:c="3"/></text:p>
          </table:table-cell>
          <table:table-cell table:style-name="ce30" table:number-columns-repeated="2"/>
          <table:table-cell table:style-name="ce30" table:formula="of:=+[.H60]-[.G60]" office:value-type="float" office:value="0" calcext:value-type="float">
            <text:p>0</text:p>
          </table:table-cell>
          <table:table-cell table:style-name="ce85" table:formula="of:=+[.E60]+[.I60]" office:value-type="float" office:value="7" calcext:value-type="float">
            <text:p><text:s/>7 <text:s text:c="3"/></text:p>
          </table:table-cell>
          <table:table-cell table:style-name="ce94" table:formula="of:=+[.J60]*[.D60]" office:value-type="float" office:value="840" calcext:value-type="float">
            <text:p><text:s/>840 <text:s text:c="3"/></text:p>
          </table:table-cell>
          <table:table-cell table:style-name="ce15" table:formula="of:=+[.K60]/1000" office:value-type="float" office:value="0.84" calcext:value-type="float">
            <text:p>0,8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60]*[.M60]*[.N60]" office:value-type="float" office:value="312.48" calcext:value-type="float">
            <text:p><text:s/>31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" calcext:value-type="float">
            <text:p>1</text:p>
          </table:table-cell>
          <table:table-cell table:style-name="ce63" table:formula="of:=+[.D61]*[.E61]" office:value-type="float" office:value="170" calcext:value-type="float">
            <text:p><text:s/>170 <text:s text:c="3"/></text:p>
          </table:table-cell>
          <table:table-cell table:style-name="ce30" table:number-columns-repeated="2"/>
          <table:table-cell table:style-name="ce30" table:formula="of:=+[.H61]-[.G61]" office:value-type="float" office:value="0" calcext:value-type="float">
            <text:p>0</text:p>
          </table:table-cell>
          <table:table-cell table:style-name="ce85" table:formula="of:=+[.E61]+[.I61]" office:value-type="float" office:value="1" calcext:value-type="float">
            <text:p><text:s/>1 <text:s text:c="3"/></text:p>
          </table:table-cell>
          <table:table-cell table:style-name="ce94" table:formula="of:=+[.J61]*[.D61]" office:value-type="float" office:value="170" calcext:value-type="float">
            <text:p><text:s/>170 <text:s text:c="3"/></text:p>
          </table:table-cell>
          <table:table-cell table:style-name="ce15" table:formula="of:=+[.K61]/1000" office:value-type="float" office:value="0.17" calcext:value-type="float">
            <text:p>0,1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61]*[.M61]*[.N61]" office:value-type="float" office:value="63.24" calcext:value-type="float">
            <text:p><text:s/>63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5" calcext:value-type="float">
            <text:p>5</text:p>
          </table:table-cell>
          <table:table-cell table:style-name="ce63" table:formula="of:=+[.D62]*[.E62]" office:value-type="float" office:value="1350" calcext:value-type="float">
            <text:p><text:s/>1.350 <text:s text:c="3"/></text:p>
          </table:table-cell>
          <table:table-cell table:style-name="ce30" table:number-columns-repeated="2"/>
          <table:table-cell table:style-name="ce30" table:formula="of:=+[.H62]-[.G62]" office:value-type="float" office:value="0" calcext:value-type="float">
            <text:p>0</text:p>
          </table:table-cell>
          <table:table-cell table:style-name="ce85" table:formula="of:=+[.E62]+[.I62]" office:value-type="float" office:value="5" calcext:value-type="float">
            <text:p><text:s/>5 <text:s text:c="3"/></text:p>
          </table:table-cell>
          <table:table-cell table:style-name="ce94" table:formula="of:=+[.J62]*[.D62]" office:value-type="float" office:value="1350" calcext:value-type="float">
            <text:p><text:s/>1.350 <text:s text:c="3"/></text:p>
          </table:table-cell>
          <table:table-cell table:style-name="ce15" table:formula="of:=+[.K62]/1000" office:value-type="float" office:value="1.35" calcext:value-type="float">
            <text:p>1,3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62]*[.M62]*[.N62]" office:value-type="float" office:value="502.2" calcext:value-type="float">
            <text:p><text:s/>50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7" calcext:value-type="float">
            <text:p>7</text:p>
          </table:table-cell>
          <table:table-cell table:style-name="ce63" table:formula="of:=+[.D63]*[.E63]" office:value-type="float" office:value="2996" calcext:value-type="float">
            <text:p><text:s/>2.996 <text:s text:c="3"/></text:p>
          </table:table-cell>
          <table:table-cell table:style-name="ce30" table:number-columns-repeated="2"/>
          <table:table-cell table:style-name="ce30" table:formula="of:=+[.H63]-[.G63]" office:value-type="float" office:value="0" calcext:value-type="float">
            <text:p>0</text:p>
          </table:table-cell>
          <table:table-cell table:style-name="ce85" table:formula="of:=+[.E63]+[.I63]" office:value-type="float" office:value="7" calcext:value-type="float">
            <text:p><text:s/>7 <text:s text:c="3"/></text:p>
          </table:table-cell>
          <table:table-cell table:style-name="ce94" table:formula="of:=+[.J63]*[.D63]" office:value-type="float" office:value="2996" calcext:value-type="float">
            <text:p><text:s/>2.996 <text:s text:c="3"/></text:p>
          </table:table-cell>
          <table:table-cell table:style-name="ce15" table:formula="of:=+[.K63]/1000" office:value-type="float" office:value="2.996" calcext:value-type="float">
            <text:p>2,99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63]*[.M63]*[.N63]" office:value-type="float" office:value="1114.512" calcext:value-type="float">
            <text:p><text:s/>1.115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SODIO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1.45" calcext:value-type="float">
            <text:p>81,45</text:p>
          </table:table-cell>
          <table:table-cell table:style-name="ce30" office:value-type="float" office:value="802" calcext:value-type="float">
            <text:p>802</text:p>
          </table:table-cell>
          <table:table-cell table:style-name="ce63" table:formula="of:=+[.D64]*[.E64]" office:value-type="float" office:value="65322.9" calcext:value-type="float">
            <text:p><text:s/>65.323 <text:s text:c="3"/></text:p>
          </table:table-cell>
          <table:table-cell table:style-name="ce30" table:number-columns-repeated="2"/>
          <table:table-cell table:style-name="ce30" table:formula="of:=+[.H64]-[.G64]" office:value-type="float" office:value="0" calcext:value-type="float">
            <text:p>0</text:p>
          </table:table-cell>
          <table:table-cell table:style-name="ce85" table:formula="of:=+[.E64]+[.I64]" office:value-type="float" office:value="802" calcext:value-type="float">
            <text:p><text:s/>802 <text:s text:c="3"/></text:p>
          </table:table-cell>
          <table:table-cell table:style-name="ce94" table:formula="of:=+[.J64]*[.D64]" office:value-type="float" office:value="65322.9" calcext:value-type="float">
            <text:p><text:s/>65.323 <text:s text:c="3"/></text:p>
          </table:table-cell>
          <table:table-cell table:style-name="ce15" table:formula="of:=+[.K64]/1000" office:value-type="float" office:value="65.3229" calcext:value-type="float">
            <text:p>65,322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64]*[.M64]*[.N64]" office:value-type="float" office:value="24300.1188" calcext:value-type="float">
            <text:p><text:s/>24.300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SODIO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69.52" calcext:value-type="float">
            <text:p>169,52</text:p>
          </table:table-cell>
          <table:table-cell table:style-name="ce30" office:value-type="float" office:value="5" calcext:value-type="float">
            <text:p>5</text:p>
          </table:table-cell>
          <table:table-cell table:style-name="ce63" table:formula="of:=+[.D65]*[.E65]" office:value-type="float" office:value="847.6" calcext:value-type="float">
            <text:p><text:s/>848 <text:s text:c="3"/></text:p>
          </table:table-cell>
          <table:table-cell table:style-name="ce30" table:number-columns-repeated="2"/>
          <table:table-cell table:style-name="ce30" table:formula="of:=+[.H65]-[.G65]" office:value-type="float" office:value="0" calcext:value-type="float">
            <text:p>0</text:p>
          </table:table-cell>
          <table:table-cell table:style-name="ce85" table:formula="of:=+[.E65]+[.I65]" office:value-type="float" office:value="5" calcext:value-type="float">
            <text:p><text:s/>5 <text:s text:c="3"/></text:p>
          </table:table-cell>
          <table:table-cell table:style-name="ce94" table:formula="of:=+[.J65]*[.D65]" office:value-type="float" office:value="847.6" calcext:value-type="float">
            <text:p><text:s/>848 <text:s text:c="3"/></text:p>
          </table:table-cell>
          <table:table-cell table:style-name="ce15" table:formula="of:=+[.K65]/1000" office:value-type="float" office:value="0.8476" calcext:value-type="float">
            <text:p>0,847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65]*[.M65]*[.N65]" office:value-type="float" office:value="315.3072" calcext:value-type="float">
            <text:p><text:s/>315 <text:s text:c="3"/>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16" office:value-type="string" calcext:value-type="string">
            <text:p>SODIO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80.12" calcext:value-type="float">
            <text:p>280,12</text:p>
          </table:table-cell>
          <table:table-cell table:style-name="ce31" office:value-type="float" office:value="2" calcext:value-type="float">
            <text:p>2</text:p>
          </table:table-cell>
          <table:table-cell table:style-name="ce64" table:formula="of:=+[.D66]*[.E66]" office:value-type="float" office:value="560.24" calcext:value-type="float">
            <text:p><text:s/>560 <text:s text:c="3"/></text:p>
          </table:table-cell>
          <table:table-cell table:style-name="ce31" table:number-columns-repeated="2"/>
          <table:table-cell table:style-name="ce31" table:formula="of:=+[.H66]-[.G66]" office:value-type="float" office:value="0" calcext:value-type="float">
            <text:p>0</text:p>
          </table:table-cell>
          <table:table-cell table:style-name="ce86" table:formula="of:=+[.E66]+[.I66]" office:value-type="float" office:value="2" calcext:value-type="float">
            <text:p><text:s/>2 <text:s text:c="3"/></text:p>
          </table:table-cell>
          <table:table-cell table:style-name="ce95" table:formula="of:=+[.J66]*[.D66]" office:value-type="float" office:value="560.24" calcext:value-type="float">
            <text:p><text:s/>560 <text:s text:c="3"/></text:p>
          </table:table-cell>
          <table:table-cell table:style-name="ce16" table:formula="of:=+[.K66]/1000" office:value-type="float" office:value="0.56024" calcext:value-type="float">
            <text:p>0,5602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1" calcext:value-type="float">
            <text:p>31</text:p>
          </table:table-cell>
          <table:table-cell table:style-name="ce64" table:formula="of:=+[.L66]*[.M66]*[.N66]" office:value-type="float" office:value="208.40928" calcext:value-type="float">
            <text:p><text:s/>208 <text:s text:c="3"/>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7"/>
          <table:table-cell table:style-name="ce32" table:number-columns-repeated="2"/>
          <table:table-cell table:style-name="ce50" table:formula="of:=SUM([.E47:.E66])" office:value-type="float" office:value="1119" calcext:value-type="float">
            <text:p><text:s/>1.119 <text:s text:c="3"/></text:p>
          </table:table-cell>
          <table:table-cell table:style-name="ce65"/>
          <table:table-cell table:style-name="ce32" table:number-columns-repeated="3"/>
          <table:table-cell table:style-name="ce50" table:formula="of:=SUM([.J47:.J66])" office:value-type="float" office:value="1119" calcext:value-type="float">
            <text:p><text:s/>1.119 <text:s text:c="3"/></text:p>
          </table:table-cell>
          <table:table-cell table:style-name="ce50" table:formula="of:=SUM([.K47:.K66])" office:value-type="float" office:value="88846.74" calcext:value-type="float">
            <text:p><text:s/>88.847 <text:s text:c="3"/></text:p>
          </table:table-cell>
          <table:table-cell table:style-name="ce50" table:formula="of:=SUM([.L47:.L66])" office:value-type="float" office:value="88.84674" calcext:value-type="float">
            <text:p><text:s/>89 <text:s text:c="3"/></text:p>
          </table:table-cell>
          <table:table-cell table:style-name="ce32" table:number-columns-repeated="2"/>
          <table:table-cell table:style-name="ce50" table:formula="of:=SUM([.O47:.O66])" office:value-type="float" office:value="33050.98728" calcext:value-type="float">
            <text:p><text:s/>33.051 <text:s text:c="3"/>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8">
            <text:p>POLIDEPORTIVOS</text:p>
          </table:table-cell>
          <table:table-cell table:style-name="ce14" office:value-type="string" calcext:value-type="string">
            <text:p>LED</text:p>
          </table:table-cell>
          <table:table-cell table:style-name="ce29" office:value-type="float" office:value="40" calcext:value-type="float">
            <text:p>40</text:p>
          </table:table-cell>
          <table:table-cell table:style-name="ce29" table:formula="of:=+[.C68]" office:value-type="float" office:value="40" calcext:value-type="float">
            <text:p>40</text:p>
          </table:table-cell>
          <table:table-cell table:style-name="ce29" office:value-type="float" office:value="3" calcext:value-type="float">
            <text:p>3</text:p>
          </table:table-cell>
          <table:table-cell table:style-name="ce62" table:formula="of:=+[.D68]*[.E68]" office:value-type="float" office:value="120" calcext:value-type="float">
            <text:p><text:s/>120 <text:s text:c="3"/></text:p>
          </table:table-cell>
          <table:table-cell table:style-name="ce29" table:number-columns-repeated="2"/>
          <table:table-cell table:style-name="ce29" table:formula="of:=+[.H68]-[.G68]" office:value-type="float" office:value="0" calcext:value-type="float">
            <text:p>0</text:p>
          </table:table-cell>
          <table:table-cell table:style-name="ce84" table:formula="of:=+[.E68]+[.I68]" office:value-type="float" office:value="3" calcext:value-type="float">
            <text:p><text:s/>3 <text:s text:c="3"/></text:p>
          </table:table-cell>
          <table:table-cell table:style-name="ce93" table:formula="of:=+[.J68]*[.D68]" office:value-type="float" office:value="120" calcext:value-type="float">
            <text:p><text:s/>120 <text:s text:c="3"/></text:p>
          </table:table-cell>
          <table:table-cell table:style-name="ce14" table:formula="of:=+[.K68]/1000" office:value-type="float" office:value="0.12" calcext:value-type="float">
            <text:p>0,12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formula="of:=+[.E93]" office:value-type="float" office:value="31" calcext:value-type="float">
            <text:p>31</text:p>
          </table:table-cell>
          <table:table-cell table:style-name="ce62" table:formula="of:=+[.L68]*[.M68]*[.N68]" office:value-type="float" office:value="14.88" calcext:value-type="float">
            <text:p><text:s/>15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formula="of:=+[.C69]" office:value-type="float" office:value="100" calcext:value-type="float">
            <text:p>100</text:p>
          </table:table-cell>
          <table:table-cell table:style-name="ce30" office:value-type="float" office:value="1" calcext:value-type="float">
            <text:p>1</text:p>
          </table:table-cell>
          <table:table-cell table:style-name="ce63" table:formula="of:=+[.D69]*[.E69]" office:value-type="float" office:value="100" calcext:value-type="float">
            <text:p><text:s/>100 <text:s text:c="3"/></text:p>
          </table:table-cell>
          <table:table-cell table:style-name="ce30" table:number-columns-repeated="2"/>
          <table:table-cell table:style-name="ce30" table:formula="of:=+[.H69]-[.G69]" office:value-type="float" office:value="0" calcext:value-type="float">
            <text:p>0</text:p>
          </table:table-cell>
          <table:table-cell table:style-name="ce85" table:formula="of:=+[.E69]+[.I69]" office:value-type="float" office:value="1" calcext:value-type="float">
            <text:p><text:s/>1 <text:s text:c="3"/></text:p>
          </table:table-cell>
          <table:table-cell table:style-name="ce94" table:formula="of:=+[.J69]*[.D69]" office:value-type="float" office:value="100" calcext:value-type="float">
            <text:p><text:s/>100 <text:s text:c="3"/></text:p>
          </table:table-cell>
          <table:table-cell table:style-name="ce15" table:formula="of:=+[.K69]/1000" office:value-type="float" office:value="0.1" calcext:value-type="float">
            <text:p>0,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69]*[.M69]*[.N69]" office:value-type="float" office:value="12.4" calcext:value-type="float">
            <text:p><text:s/>12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08" calcext:value-type="float">
            <text:p>208</text:p>
          </table:table-cell>
          <table:table-cell table:style-name="ce63" table:formula="of:=+[.D70]*[.E70]" office:value-type="float" office:value="56160" calcext:value-type="float">
            <text:p><text:s/>56.160 <text:s text:c="3"/></text:p>
          </table:table-cell>
          <table:table-cell table:style-name="ce30" table:number-columns-repeated="2"/>
          <table:table-cell table:style-name="ce30" table:formula="of:=+[.H70]-[.G70]" office:value-type="float" office:value="0" calcext:value-type="float">
            <text:p>0</text:p>
          </table:table-cell>
          <table:table-cell table:style-name="ce85" table:formula="of:=+[.E70]+[.I70]" office:value-type="float" office:value="208" calcext:value-type="float">
            <text:p><text:s/>208 <text:s text:c="3"/></text:p>
          </table:table-cell>
          <table:table-cell table:style-name="ce94" table:formula="of:=+[.J70]*[.D70]" office:value-type="float" office:value="56160" calcext:value-type="float">
            <text:p><text:s/>56.160 <text:s text:c="3"/></text:p>
          </table:table-cell>
          <table:table-cell table:style-name="ce15" table:formula="of:=+[.K70]/1000" office:value-type="float" office:value="56.16" calcext:value-type="float">
            <text:p>56,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70]*[.M70]*[.N70]" office:value-type="float" office:value="6963.84" calcext:value-type="float">
            <text:p><text:s/>6.964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154" calcext:value-type="float">
            <text:p>154</text:p>
          </table:table-cell>
          <table:table-cell table:style-name="ce63" table:formula="of:=+[.D71]*[.E71]" office:value-type="float" office:value="65912" calcext:value-type="float">
            <text:p><text:s/>65.912 <text:s text:c="3"/></text:p>
          </table:table-cell>
          <table:table-cell table:style-name="ce30" table:number-columns-repeated="2"/>
          <table:table-cell table:style-name="ce30" table:formula="of:=+[.H71]-[.G71]" office:value-type="float" office:value="0" calcext:value-type="float">
            <text:p>0</text:p>
          </table:table-cell>
          <table:table-cell table:style-name="ce85" table:formula="of:=+[.E71]+[.I71]" office:value-type="float" office:value="154" calcext:value-type="float">
            <text:p><text:s/>154 <text:s text:c="3"/></text:p>
          </table:table-cell>
          <table:table-cell table:style-name="ce94" table:formula="of:=+[.J71]*[.D71]" office:value-type="float" office:value="65912" calcext:value-type="float">
            <text:p><text:s/>65.912 <text:s text:c="3"/></text:p>
          </table:table-cell>
          <table:table-cell table:style-name="ce15" table:formula="of:=+[.K71]/1000" office:value-type="float" office:value="65.912" calcext:value-type="float">
            <text:p>65,9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71]*[.M71]*[.N71]" office:value-type="float" office:value="8173.088" calcext:value-type="float">
            <text:p><text:s/>8.173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121" calcext:value-type="float">
            <text:p>1121</text:p>
          </table:table-cell>
          <table:table-cell table:style-name="ce30" office:value-type="float" office:value="0" calcext:value-type="float">
            <text:p>0</text:p>
          </table:table-cell>
          <table:table-cell table:style-name="ce63" table:formula="of:=+[.D72]*[.E72]" office:value-type="float" office:value="0" calcext:value-type="float">
            <text:p><text:s/>- <text:s text:c="5"/></text:p>
          </table:table-cell>
          <table:table-cell table:style-name="ce30" table:number-columns-repeated="2"/>
          <table:table-cell table:style-name="ce30" table:formula="of:=+[.H72]-[.G72]" office:value-type="float" office:value="0" calcext:value-type="float">
            <text:p>0</text:p>
          </table:table-cell>
          <table:table-cell table:style-name="ce85" table:formula="of:=+[.E72]+[.I72]" office:value-type="float" office:value="0" calcext:value-type="float">
            <text:p><text:s/>- <text:s text:c="5"/></text:p>
          </table:table-cell>
          <table:table-cell table:style-name="ce94" table:formula="of:=+[.J72]*[.D72]" office:value-type="float" office:value="0" calcext:value-type="float">
            <text:p><text:s/>- <text:s text:c="5"/></text:p>
          </table:table-cell>
          <table:table-cell table:style-name="ce15" table:formula="of:=+[.K72]/100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72]*[.M72]*[.N72]" office:value-type="float" office:value="0" calcext:value-type="float">
            <text:p><text:s/>- <text:s text:c="5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SODIO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1.45" calcext:value-type="float">
            <text:p>81,45</text:p>
          </table:table-cell>
          <table:table-cell table:style-name="ce30" office:value-type="float" office:value="32" calcext:value-type="float">
            <text:p>32</text:p>
          </table:table-cell>
          <table:table-cell table:style-name="ce63" table:formula="of:=+[.D73]*[.E73]" office:value-type="float" office:value="2606.4" calcext:value-type="float">
            <text:p><text:s/>2.606 <text:s text:c="3"/></text:p>
          </table:table-cell>
          <table:table-cell table:style-name="ce30" table:number-columns-repeated="2"/>
          <table:table-cell table:style-name="ce30" table:formula="of:=+[.H73]-[.G73]" office:value-type="float" office:value="0" calcext:value-type="float">
            <text:p>0</text:p>
          </table:table-cell>
          <table:table-cell table:style-name="ce85" table:formula="of:=+[.E73]+[.I73]" office:value-type="float" office:value="32" calcext:value-type="float">
            <text:p><text:s/>32 <text:s text:c="3"/></text:p>
          </table:table-cell>
          <table:table-cell table:style-name="ce94" table:formula="of:=+[.J73]*[.D73]" office:value-type="float" office:value="2606.4" calcext:value-type="float">
            <text:p><text:s/>2.606 <text:s text:c="3"/></text:p>
          </table:table-cell>
          <table:table-cell table:style-name="ce15" table:formula="of:=+[.K73]/1000" office:value-type="float" office:value="2.6064" calcext:value-type="float">
            <text:p>2,606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73]*[.M73]*[.N73]" office:value-type="float" office:value="323.1936" calcext:value-type="float">
            <text:p><text:s/>323 <text:s text:c="3"/>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SODIO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8" calcext:value-type="float">
            <text:p>8</text:p>
          </table:table-cell>
          <table:table-cell table:style-name="ce63" table:formula="of:=+[.D74]*[.E74]" office:value-type="float" office:value="1360" calcext:value-type="float">
            <text:p><text:s/>1.360 <text:s text:c="3"/></text:p>
          </table:table-cell>
          <table:table-cell table:style-name="ce30" table:number-columns-repeated="2"/>
          <table:table-cell table:style-name="ce30" table:formula="of:=+[.H74]-[.G74]" office:value-type="float" office:value="0" calcext:value-type="float">
            <text:p>0</text:p>
          </table:table-cell>
          <table:table-cell table:style-name="ce85" table:formula="of:=+[.E74]+[.I74]" office:value-type="float" office:value="8" calcext:value-type="float">
            <text:p><text:s/>8 <text:s text:c="3"/></text:p>
          </table:table-cell>
          <table:table-cell table:style-name="ce94" table:formula="of:=+[.J74]*[.D74]" office:value-type="float" office:value="1360" calcext:value-type="float">
            <text:p><text:s/>1.360 <text:s text:c="3"/></text:p>
          </table:table-cell>
          <table:table-cell table:style-name="ce15" table:formula="of:=+[.K74]/1000" office:value-type="float" office:value="1.36" calcext:value-type="float">
            <text:p>1,3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1" calcext:value-type="float">
            <text:p>31</text:p>
          </table:table-cell>
          <table:table-cell table:style-name="ce63" table:formula="of:=+[.L74]*[.M74]*[.N74]" office:value-type="float" office:value="168.64" calcext:value-type="float">
            <text:p><text:s/>169 <text:s text:c="3"/>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16" office:value-type="string" calcext:value-type="string">
            <text:p>SODIO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4" calcext:value-type="float">
            <text:p>24</text:p>
          </table:table-cell>
          <table:table-cell table:style-name="ce64" table:formula="of:=+[.D75]*[.E75]" office:value-type="float" office:value="6480" calcext:value-type="float">
            <text:p><text:s/>6.480 <text:s text:c="3"/></text:p>
          </table:table-cell>
          <table:table-cell table:style-name="ce31" table:number-columns-repeated="2"/>
          <table:table-cell table:style-name="ce31" table:formula="of:=+[.H75]-[.G75]" office:value-type="float" office:value="0" calcext:value-type="float">
            <text:p>0</text:p>
          </table:table-cell>
          <table:table-cell table:style-name="ce86" table:formula="of:=+[.E75]+[.I75]" office:value-type="float" office:value="24" calcext:value-type="float">
            <text:p><text:s/>24 <text:s text:c="3"/></text:p>
          </table:table-cell>
          <table:table-cell table:style-name="ce95" table:formula="of:=+[.J75]*[.D75]" office:value-type="float" office:value="6480" calcext:value-type="float">
            <text:p><text:s/>6.480 <text:s text:c="3"/></text:p>
          </table:table-cell>
          <table:table-cell table:style-name="ce16" table:formula="of:=+[.K75]/1000" office:value-type="float" office:value="6.48" calcext:value-type="float">
            <text:p>6,4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1" calcext:value-type="float">
            <text:p>31</text:p>
          </table:table-cell>
          <table:table-cell table:style-name="ce64" table:formula="of:=+[.L75]*[.M75]*[.N75]" office:value-type="float" office:value="803.52" calcext:value-type="float">
            <text:p><text:s/>804 <text:s text:c="3"/>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7"/>
          <table:table-cell table:style-name="ce32" table:number-columns-repeated="2"/>
          <table:table-cell table:style-name="ce51" table:formula="of:=SUM([.E68:.E75])" office:value-type="float" office:value="430" calcext:value-type="float">
            <text:p>430</text:p>
          </table:table-cell>
          <table:table-cell table:style-name="ce65"/>
          <table:table-cell table:style-name="ce32" table:number-columns-repeated="3"/>
          <table:table-cell table:style-name="ce51" table:formula="of:=SUM([.J68:.J75])" office:value-type="float" office:value="430" calcext:value-type="float">
            <text:p>430</text:p>
          </table:table-cell>
          <table:table-cell table:style-name="ce50" table:formula="of:=+[.K67]+[.K46]+[.K35]" office:value-type="float" office:value="1139400.55" calcext:value-type="float">
            <text:p><text:s/>1.139.401 <text:s text:c="3"/></text:p>
          </table:table-cell>
          <table:table-cell table:style-name="ce51" table:formula="of:=SUM([.L68:.L75])" office:value-type="float" office:value="132.7384" calcext:value-type="float">
            <text:p>132,7384</text:p>
          </table:table-cell>
          <table:table-cell table:style-name="ce32" table:number-columns-repeated="2"/>
          <table:table-cell table:style-name="ce50" table:formula="of:=SUM([.O68:.O75])" office:value-type="float" office:value="16459.5616" calcext:value-type="float">
            <text:p><text:s/>16.460 <text:s text:c="3"/>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14">
            <text:p>MEDIDOR</text:p>
          </table:table-cell>
          <table:table-cell table:style-name="ce14" office:value-type="string" calcext:value-type="string">
            <text:p>LED</text:p>
          </table:table-cell>
          <table:table-cell table:style-name="ce29" office:value-type="float" office:value="35" calcext:value-type="float">
            <text:p>35</text:p>
          </table:table-cell>
          <table:table-cell table:style-name="ce29" table:formula="of:=+[.C77]" office:value-type="float" office:value="35" calcext:value-type="float">
            <text:p>35</text:p>
          </table:table-cell>
          <table:table-cell table:style-name="ce29" office:value-type="float" office:value="27" calcext:value-type="float">
            <text:p>27</text:p>
          </table:table-cell>
          <table:table-cell table:style-name="ce62" table:formula="of:=+[.D77]*[.E77]" office:value-type="float" office:value="945" calcext:value-type="float">
            <text:p><text:s/>945 <text:s text:c="3"/></text:p>
          </table:table-cell>
          <table:table-cell table:style-name="ce29" table:number-columns-repeated="2"/>
          <table:table-cell table:style-name="ce29" table:formula="of:=+[.H77]-[.G77]" office:value-type="float" office:value="0" calcext:value-type="float">
            <text:p>0</text:p>
          </table:table-cell>
          <table:table-cell table:style-name="ce84" table:formula="of:=+[.E77]+[.I77]" office:value-type="float" office:value="27" calcext:value-type="float">
            <text:p><text:s/>27 <text:s text:c="3"/></text:p>
          </table:table-cell>
          <table:table-cell table:style-name="ce96"/>
          <table:table-cell table:style-name="ce106"/>
          <table:table-cell table:style-name="ce109" table:number-columns-repeated="2"/>
          <table:table-cell table:style-name="ce119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formula="of:=+[.C78]" office:value-type="float" office:value="70" calcext:value-type="float">
            <text:p>70</text:p>
          </table:table-cell>
          <table:table-cell table:style-name="ce30" office:value-type="float" office:value="45" calcext:value-type="float">
            <text:p>45</text:p>
          </table:table-cell>
          <table:table-cell table:style-name="ce63" table:formula="of:=+[.D78]*[.E78]" office:value-type="float" office:value="3150" calcext:value-type="float">
            <text:p><text:s/>3.150 <text:s text:c="3"/></text:p>
          </table:table-cell>
          <table:table-cell table:style-name="ce30" table:number-columns-repeated="2"/>
          <table:table-cell table:style-name="ce30" table:formula="of:=+[.H78]-[.G78]" office:value-type="float" office:value="0" calcext:value-type="float">
            <text:p>0</text:p>
          </table:table-cell>
          <table:table-cell table:style-name="ce85" table:formula="of:=+[.E78]+[.I78]" office:value-type="float" office:value="45" calcext:value-type="float">
            <text:p><text:s/>45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74" calcext:value-type="float">
            <text:p>74</text:p>
          </table:table-cell>
          <table:table-cell table:style-name="ce30" table:formula="of:=+[.C79]" office:value-type="float" office:value="74" calcext:value-type="float">
            <text:p>74</text:p>
          </table:table-cell>
          <table:table-cell table:style-name="ce30" office:value-type="float" office:value="69" calcext:value-type="float">
            <text:p>69</text:p>
          </table:table-cell>
          <table:table-cell table:style-name="ce63" table:formula="of:=+[.D79]*[.E79]" office:value-type="float" office:value="5106" calcext:value-type="float">
            <text:p><text:s/>5.106 <text:s text:c="3"/></text:p>
          </table:table-cell>
          <table:table-cell table:style-name="ce30" table:number-columns-repeated="2"/>
          <table:table-cell table:style-name="ce30" table:formula="of:=+[.H79]-[.G79]" office:value-type="float" office:value="0" calcext:value-type="float">
            <text:p>0</text:p>
          </table:table-cell>
          <table:table-cell table:style-name="ce85" table:formula="of:=+[.E79]+[.I79]" office:value-type="float" office:value="69" calcext:value-type="float">
            <text:p><text:s/>69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number-columns-repeated="2" table:style-name="ce30" office:value-type="float" office:value="83" calcext:value-type="float">
            <text:p>83</text:p>
          </table:table-cell>
          <table:table-cell table:style-name="ce30" office:value-type="float" office:value="2" calcext:value-type="float">
            <text:p>2</text:p>
          </table:table-cell>
          <table:table-cell table:style-name="ce63" table:formula="of:=+[.D80]*[.E80]" office:value-type="float" office:value="166" calcext:value-type="float">
            <text:p><text:s/>166 <text:s text:c="3"/></text:p>
          </table:table-cell>
          <table:table-cell table:style-name="ce30" table:number-columns-repeated="2"/>
          <table:table-cell table:style-name="ce30" table:formula="of:=+[.H80]-[.G80]" office:value-type="float" office:value="0" calcext:value-type="float">
            <text:p>0</text:p>
          </table:table-cell>
          <table:table-cell table:style-name="ce85" table:formula="of:=+[.E80]+[.I80]" office:value-type="float" office:value="2" calcext:value-type="float">
            <text:p><text:s/>2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84" calcext:value-type="float">
            <text:p>84</text:p>
          </table:table-cell>
          <table:table-cell table:style-name="ce30" table:formula="of:=+[.C81]" office:value-type="float" office:value="84" calcext:value-type="float">
            <text:p>84</text:p>
          </table:table-cell>
          <table:table-cell table:style-name="ce30" office:value-type="float" office:value="16" calcext:value-type="float">
            <text:p>16</text:p>
          </table:table-cell>
          <table:table-cell table:style-name="ce63" table:formula="of:=+[.D81]*[.E81]" office:value-type="float" office:value="1344" calcext:value-type="float">
            <text:p><text:s/>1.344 <text:s text:c="3"/></text:p>
          </table:table-cell>
          <table:table-cell table:style-name="ce30" table:number-columns-repeated="2"/>
          <table:table-cell table:style-name="ce30" table:formula="of:=+[.H81]-[.G81]" office:value-type="float" office:value="0" calcext:value-type="float">
            <text:p>0</text:p>
          </table:table-cell>
          <table:table-cell table:style-name="ce85" table:formula="of:=+[.E81]+[.I81]" office:value-type="float" office:value="16" calcext:value-type="float">
            <text:p><text:s/>16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formula="of:=+[.C82]" office:value-type="float" office:value="100" calcext:value-type="float">
            <text:p>100</text:p>
          </table:table-cell>
          <table:table-cell table:style-name="ce30" office:value-type="float" office:value="74" calcext:value-type="float">
            <text:p>74</text:p>
          </table:table-cell>
          <table:table-cell table:style-name="ce63" table:formula="of:=+[.D82]*[.E82]" office:value-type="float" office:value="7400" calcext:value-type="float">
            <text:p><text:s/>7.400 <text:s text:c="3"/></text:p>
          </table:table-cell>
          <table:table-cell table:style-name="ce30" table:number-columns-repeated="2"/>
          <table:table-cell table:style-name="ce30" table:formula="of:=+[.H82]-[.G82]" office:value-type="float" office:value="0" calcext:value-type="float">
            <text:p>0</text:p>
          </table:table-cell>
          <table:table-cell table:style-name="ce85" table:formula="of:=+[.E82]+[.I82]" office:value-type="float" office:value="74" calcext:value-type="float">
            <text:p><text:s/>74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table:formula="of:=+[.C83]" office:value-type="float" office:value="120" calcext:value-type="float">
            <text:p>120</text:p>
          </table:table-cell>
          <table:table-cell table:style-name="ce30" office:value-type="float" office:value="32" calcext:value-type="float">
            <text:p>32</text:p>
          </table:table-cell>
          <table:table-cell table:style-name="ce63" table:formula="of:=+[.D83]*[.E83]" office:value-type="float" office:value="3840" calcext:value-type="float">
            <text:p><text:s/>3.840 <text:s text:c="3"/></text:p>
          </table:table-cell>
          <table:table-cell table:style-name="ce30" table:number-columns-repeated="2"/>
          <table:table-cell table:style-name="ce30" table:formula="of:=+[.H83]-[.G83]" office:value-type="float" office:value="0" calcext:value-type="float">
            <text:p>0</text:p>
          </table:table-cell>
          <table:table-cell table:style-name="ce85" table:formula="of:=+[.E83]+[.I83]" office:value-type="float" office:value="32" calcext:value-type="float">
            <text:p><text:s/>32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table:formula="of:=+[.C84]" office:value-type="float" office:value="140" calcext:value-type="float">
            <text:p>140</text:p>
          </table:table-cell>
          <table:table-cell table:style-name="ce30" office:value-type="float" office:value="205" calcext:value-type="float">
            <text:p>205</text:p>
          </table:table-cell>
          <table:table-cell table:style-name="ce63" table:formula="of:=+[.D84]*[.E84]" office:value-type="float" office:value="28700" calcext:value-type="float">
            <text:p><text:s/>28.700 <text:s text:c="3"/></text:p>
          </table:table-cell>
          <table:table-cell table:style-name="ce30" table:number-columns-repeated="2"/>
          <table:table-cell table:style-name="ce30" table:formula="of:=+[.H84]-[.G84]" office:value-type="float" office:value="0" calcext:value-type="float">
            <text:p>0</text:p>
          </table:table-cell>
          <table:table-cell table:style-name="ce85" table:formula="of:=+[.E84]+[.I84]" office:value-type="float" office:value="205" calcext:value-type="float">
            <text:p><text:s/>205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LED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table:formula="of:=+[.C85]" office:value-type="float" office:value="200" calcext:value-type="float">
            <text:p>200</text:p>
          </table:table-cell>
          <table:table-cell table:style-name="ce30" office:value-type="float" office:value="50" calcext:value-type="float">
            <text:p>50</text:p>
          </table:table-cell>
          <table:table-cell table:style-name="ce63" table:formula="of:=+[.D85]*[.E85]" office:value-type="float" office:value="10000" calcext:value-type="float">
            <text:p><text:s/>10.000 <text:s text:c="3"/>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 table:formula="of:=+[.H85]-[.G85]" office:value-type="float" office:value="16" calcext:value-type="float">
            <text:p>16</text:p>
          </table:table-cell>
          <table:table-cell table:style-name="ce85" table:formula="of:=+[.E85]+[.I85]" office:value-type="float" office:value="66" calcext:value-type="float">
            <text:p><text:s/>66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384" calcext:value-type="float">
            <text:p>384</text:p>
          </table:table-cell>
          <table:table-cell table:style-name="ce63" table:formula="of:=+[.D86]*[.E86]" office:value-type="float" office:value="103680" calcext:value-type="float">
            <text:p><text:s/>103.680 <text:s text:c="3"/></text:p>
          </table:table-cell>
          <table:table-cell table:style-name="ce30" table:number-columns-repeated="2"/>
          <table:table-cell table:style-name="ce30" table:formula="of:=+[.H86]-[.G86]" office:value-type="float" office:value="0" calcext:value-type="float">
            <text:p>0</text:p>
          </table:table-cell>
          <table:table-cell table:style-name="ce85" table:formula="of:=+[.E86]+[.I86]" office:value-type="float" office:value="384" calcext:value-type="float">
            <text:p><text:s/>384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209" calcext:value-type="float">
            <text:p>209</text:p>
          </table:table-cell>
          <table:table-cell table:style-name="ce63" table:formula="of:=+[.D87]*[.E87]" office:value-type="float" office:value="89452" calcext:value-type="float">
            <text:p><text:s/>89.452 <text:s text:c="3"/>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table:formula="of:=+[.H87]-[.G87]" office:value-type="float" office:value="-16" calcext:value-type="float">
            <text:p>-16</text:p>
          </table:table-cell>
          <table:table-cell table:style-name="ce85" table:formula="of:=+[.E87]+[.I87]" office:value-type="float" office:value="193" calcext:value-type="float">
            <text:p><text:s/>193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METAL HALIDE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121" calcext:value-type="float">
            <text:p>1121</text:p>
          </table:table-cell>
          <table:table-cell table:style-name="ce30" office:value-type="float" office:value="18" calcext:value-type="float">
            <text:p>18</text:p>
          </table:table-cell>
          <table:table-cell table:style-name="ce63" table:formula="of:=+[.D88]*[.E88]" office:value-type="float" office:value="20178" calcext:value-type="float">
            <text:p><text:s/>20.178 <text:s text:c="3"/></text:p>
          </table:table-cell>
          <table:table-cell table:style-name="ce30" table:number-columns-repeated="2"/>
          <table:table-cell table:style-name="ce30" table:formula="of:=+[.H88]-[.G88]" office:value-type="float" office:value="0" calcext:value-type="float">
            <text:p>0</text:p>
          </table:table-cell>
          <table:table-cell table:style-name="ce85" table:formula="of:=+[.E88]+[.I88]" office:value-type="float" office:value="18" calcext:value-type="float">
            <text:p><text:s/>18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2">
          <table:covered-table-cell table:style-name="ce7"/>
          <table:table-cell table:style-name="ce15" office:value-type="string" calcext:value-type="string">
            <text:p>SODIO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1.45" calcext:value-type="float">
            <text:p>81,45</text:p>
          </table:table-cell>
          <table:table-cell table:style-name="ce30" office:value-type="float" office:value="216" calcext:value-type="float">
            <text:p>216</text:p>
          </table:table-cell>
          <table:table-cell table:style-name="ce63" table:formula="of:=+[.D89]*[.E89]" office:value-type="float" office:value="17593.2" calcext:value-type="float">
            <text:p><text:s/>17.593 <text:s text:c="3"/></text:p>
          </table:table-cell>
          <table:table-cell table:style-name="ce30" table:number-columns-repeated="2"/>
          <table:table-cell table:style-name="ce30" table:formula="of:=+[.H89]-[.G89]" office:value-type="float" office:value="0" calcext:value-type="float">
            <text:p>0</text:p>
          </table:table-cell>
          <table:table-cell table:style-name="ce85" table:formula="of:=+[.E89]+[.I89]" office:value-type="float" office:value="216" calcext:value-type="float">
            <text:p><text:s/>216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1">
          <table:covered-table-cell table:style-name="ce8"/>
          <table:table-cell table:style-name="ce16" office:value-type="string" calcext:value-type="string">
            <text:p>SODIO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69.52" calcext:value-type="float">
            <text:p>169,52</text:p>
          </table:table-cell>
          <table:table-cell table:style-name="ce31" office:value-type="float" office:value="40" calcext:value-type="float">
            <text:p>40</text:p>
          </table:table-cell>
          <table:table-cell table:style-name="ce64" table:formula="of:=+[.D90]*[.E90]" office:value-type="float" office:value="6780.8" calcext:value-type="float">
            <text:p><text:s/>6.781 <text:s text:c="3"/></text:p>
          </table:table-cell>
          <table:table-cell table:style-name="ce31" table:number-columns-repeated="2"/>
          <table:table-cell table:style-name="ce31" table:formula="of:=+[.H90]-[.G90]" office:value-type="float" office:value="0" calcext:value-type="float">
            <text:p>0</text:p>
          </table:table-cell>
          <table:table-cell table:style-name="ce86" table:formula="of:=+[.E90]+[.I90]" office:value-type="float" office:value="40" calcext:value-type="float">
            <text:p><text:s/>40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1">
          <table:table-cell table:style-name="ce5"/>
          <table:table-cell table:style-name="ce18"/>
          <table:table-cell table:style-name="ce33" table:number-columns-repeated="2"/>
          <table:table-cell table:style-name="ce52" table:formula="of:=SUM([.E77:.E90])" office:value-type="float" office:value="1387" calcext:value-type="float">
            <text:p><text:s/>1.387 <text:s text:c="3"/></text:p>
          </table:table-cell>
          <table:table-cell table:style-name="ce66"/>
          <table:table-cell table:style-name="ce33" table:number-columns-repeated="3"/>
          <table:table-cell table:style-name="ce52" table:formula="of:=SUM([.J77:.J90])" office:value-type="float" office:value="1387" calcext:value-type="float">
            <text:p><text:s/>1.387 <text:s text:c="3"/></text:p>
          </table:table-cell>
          <table:table-cell table:style-name="ce97"/>
          <table:table-cell table:style-name="ce107"/>
          <table:table-cell table:style-name="ce110" table:number-columns-repeated="2"/>
          <table:table-cell table:style-name="ce120"/>
          <table:table-cell table:number-columns-repeated="1009"/>
        </table:table-row>
        <table:table-row table:style-name="ro1">
          <table:table-cell table:style-name="ce5"/>
          <table:table-cell table:style-name="ce19" office:value-type="string" calcext:value-type="string" table:number-columns-spanned="3" table:number-rows-spanned="1">
            <text:p>GRAN TOTAL INVENTARIO</text:p>
          </table:table-cell>
          <table:covered-table-cell table:style-name="ce34"/>
          <table:covered-table-cell table:style-name="ce44"/>
          <table:table-cell table:style-name="ce53" table:formula="of:=+[.E91]+[.E76]+[.E67]+[.E46]+[.E35]" office:value-type="float" office:value="15639" calcext:value-type="float">
            <text:p>15.639</text:p>
          </table:table-cell>
          <table:table-cell table:style-name="ce67"/>
          <table:table-cell table:style-name="ce73" table:formula="of:=SUM([.G10:.G90])" office:value-type="float" office:value="23" calcext:value-type="float">
            <text:p>23</text:p>
          </table:table-cell>
          <table:table-cell table:style-name="ce73" table:formula="of:=SUM([.H10:.H90])" office:value-type="float" office:value="60" calcext:value-type="float">
            <text:p>60</text:p>
          </table:table-cell>
          <table:table-cell table:style-name="ce77" table:formula="of:=+[.H92]-[.G92]" office:value-type="float" office:value="37" calcext:value-type="float">
            <text:p>37</text:p>
          </table:table-cell>
          <table:table-cell table:style-name="ce53" table:formula="of:=+[.J91]+[.J76]+[.J67]+[.J46]+[.J35]" office:value-type="float" office:value="15676" calcext:value-type="float">
            <text:p>15.676</text:p>
          </table:table-cell>
          <table:table-cell table:style-name="ce98"/>
          <table:table-cell table:style-name="ce108"/>
          <table:table-cell table:style-name="ce111" table:number-columns-repeated="2"/>
          <table:table-cell table:style-name="ce121"/>
          <table:table-cell table:number-columns-repeated="1009"/>
        </table:table-row>
        <table:table-row table:style-name="ro1">
          <table:table-cell table:style-name="ce5"/>
          <table:table-cell table:style-name="ce20" office:value-type="string" calcext:value-type="string" table:number-columns-spanned="3" table:number-rows-spanned="1">
            <text:p>Número de días mes:</text:p>
          </table:table-cell>
          <table:covered-table-cell table:style-name="ce35"/>
          <table:covered-table-cell table:style-name="ce45"/>
          <table:table-cell table:style-name="ce54" office:value-type="float" office:value="31" calcext:value-type="float">
            <text:p>31</text:p>
          </table:table-cell>
          <table:table-cell table:style-name="ce56"/>
          <table:table-cell table:style-name="ce22" table:number-columns-repeated="3"/>
          <table:table-cell table:style-name="ce5"/>
          <table:table-cell table:style-name="ce88"/>
          <table:table-cell table:style-name="ce5" table:number-columns-repeated="4"/>
          <table:table-cell table:number-columns-repeated="1009"/>
        </table:table-row>
        <table:table-row table:style-name="ro2">
          <table:table-cell table:style-name="ce10" table:number-columns-repeated="2"/>
          <table:table-cell table:style-name="ce36" table:number-columns-repeated="3"/>
          <table:table-cell table:style-name="ce68"/>
          <table:table-cell table:style-name="ce36" table:number-columns-repeated="3"/>
          <table:table-cell table:style-name="ce10"/>
          <table:table-cell table:style-name="ce99" table:formula="of:=+[.K76]/1000" office:value-type="float" office:value="1139.40055" calcext:value-type="float">
            <text:p><text:s/>1.139,40 </text:p>
          </table:table-cell>
          <table:table-cell table:style-name="ce10" table:number-columns-repeated="1013"/>
        </table:table-row>
        <table:table-row table:style-name="ro2">
          <table:table-cell table:style-name="ce10" table:number-columns-repeated="2"/>
          <table:table-cell table:style-name="ce36" table:number-columns-repeated="2"/>
          <table:table-cell table:style-name="ce55"/>
          <table:table-cell table:style-name="ce68"/>
          <table:table-cell table:style-name="ce36" table:number-columns-repeated="3"/>
          <table:table-cell table:style-name="ce10"/>
          <table:table-cell table:style-name="ce100" table:formula="of:=(((([.J86]*[.D86])+([.J87]*[.D87])+([.J88]*[.D88])+([.J89]*[.D89])+([.J90]+[.D90]))/1000))" office:value-type="float" office:value="224.26472" calcext:value-type="float">
            <text:p><text:s/>224 </text:p>
          </table:table-cell>
          <table:table-cell table:style-name="ce10" table:number-columns-repeated="5"/>
          <table:table-cell table:style-name="ce10" office:value-type="string" calcext:value-type="string">
            <text:p>Total general</text:p>
          </table:table-cell>
          <table:table-cell table:style-name="ce10" office:value-type="float" office:value="1330" calcext:value-type="float">
            <text:p>1330</text:p>
          </table:table-cell>
          <table:table-cell table:style-name="ce10" table:number-columns-repeated="1006"/>
        </table:table-row>
        <table:table-row table:style-name="ro2">
          <table:table-cell table:style-name="ce10" table:number-columns-repeated="2"/>
          <table:table-cell table:style-name="ce36" table:number-columns-repeated="3"/>
          <table:table-cell table:style-name="ce68"/>
          <table:table-cell table:style-name="ce36" table:number-columns-repeated="3"/>
          <table:table-cell table:style-name="ce10"/>
          <table:table-cell table:style-name="ce99" table:formula="of:=SUM([.K94:.K95])" office:value-type="float" office:value="1363.66527" calcext:value-type="float">
            <text:p><text:s/>1.363,67 </text:p>
          </table:table-cell>
          <table:table-cell table:style-name="ce10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>
            <text:p>LUCERO PINEDA AYALA</text:p>
          </table:table-cell>
          <table:table-cell table:style-name="ce38" table:number-columns-repeated="3"/>
          <table:table-cell table:style-name="ce21" office:value-type="string" calcext:value-type="string">
            <text:p>DRA BELCY YULIETH BONILLA DURAN</text:p>
          </table:table-cell>
          <table:table-cell/>
          <table:table-cell table:style-name="ce38" table:number-columns-repeated="2"/>
          <table:table-cell table:style-name="ce21"/>
          <table:table-cell table:style-name="ce102"/>
          <table:table-cell table:style-name="ce21" office:value-type="string" calcext:value-type="string">
            <text:p>ING GABRIEL EMILIO MARTINEZ MARTINEZ</text:p>
          </table:table-cell>
          <table:table-cell table:style-name="ce21" table:number-columns-repeated="3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Jefe Alumbrado Pùblico ( E )</text:p>
          </table:table-cell>
          <table:table-cell table:number-columns-repeated="3"/>
          <table:table-cell office:value-type="string" office:string-value="REPRESENTANTE LEGAL ITAF SAS" calcext:value-type="string">
            <text:p><text:s/>REPRESENTANTE LEGAL ITAF SAS </text:p>
          </table:table-cell>
          <table:table-cell table:number-columns-repeated="5"/>
          <table:table-cell office:value-type="string" calcext:value-type="string">
            <text:p>GERENTE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office:string-value="INTERVENTOR CONTRATO DE CONCESION NO. 0094 DE 2000" calcext:value-type="string">
            <text:p><text:s/>INTERVENTOR CONTRATO DE CONCESION NO. 0094 DE 2000 </text:p>
          </table:table-cell>
          <table:table-cell table:number-columns-repeated="5"/>
          <table:table-cell office:value-type="string" calcext:value-type="string">
            <text:p>ISAG SA</text:p>
          </table:table-cell>
          <table:table-cell table:number-columns-repeated="101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4"/>
          <table:table-cell office:value-type="float" office:value="15077" calcext:value-type="float">
            <text:p>15077</text:p>
          </table:table-cell>
          <table:table-cell office:value-type="string" office:string-value="TOTAL EN INVENTARIO DE ISAG" calcext:value-type="string">
            <text:p><text:s/>TOTAL EN INVENTARIO DE ISAG 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office:string-value="MENOS NO ENTREGADAS A ESSA" calcext:value-type="string">
            <text:p><text:s/>MENOS NO ENTREGADAS A ESSA 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formula="of:=+[.E109]-[.E110]" office:value-type="float" office:value="15053" calcext:value-type="float">
            <text:p>15053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ESSA</text:p>
          </table:table-cell>
          <table:table-cell office:value-type="float" office:value="15026" calcext:value-type="float">
            <text:p><text:s/>15.026 <text:s text:c="3"/>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24" calcext:value-type="float">
            <text:p><text:s/>24 <text:s text:c="3"/></text:p>
          </table:table-cell>
          <table:table-cell office:value-type="string" calcext:value-type="string">
            <text:p>QUE NO TIENE LA ESSA POR Q NO SE HAN REPORTADO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5" calcext:value-type="float">
            <text:p><text:s/>15 <text:s text:c="3"/></text:p>
          </table:table-cell>
          <table:table-cell office:value-type="string" calcext:value-type="string">
            <text:p>INTSLADAS DENTRO DEL MES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formula="of:=SUM([.F119:.F121])" office:value-type="float" office:value="15065" calcext:value-type="float">
            <text:p><text:s/>15.065 <text:s text:c="3"/>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DIFERENCIA</text:p>
          </table:table-cell>
          <table:table-cell table:formula="of:=+[.E114]-[.F122]" office:value-type="float" office:value="-12" calcext:value-type="float">
            <text:p>-12 <text:s text:c="3"/></text:p>
          </table:table-cell>
          <table:table-cell table:number-columns-repeated="1018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EPM-DEF'.$A$1" table:cell-range-address="$'EPM-DEF'.$A$2:.$AMJ$8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6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cm" fo:margin-bottom="1.9cm" fo:margin-left="1.799cm" fo:margin-right="1.799cm" style:print-page-order="ttb" style:first-page-number="continue" style:scale-to="6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PM-DEF" style:display-name="PageStyle_EPM-DE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dc:creator>User</dc:creator>
    <meta:creation-date>2021-04-22T14:55:20</meta:creation-date>
    <dc:date>2021-04-22T14:55:58</dc:date>
    <meta:generator>LibreOffice/7.1.2.2$Linux_X86_64 LibreOffice_project/10$Build-2</meta:generator>
    <meta:document-statistic meta:table-count="1" meta:cell-count="961" meta:object-count="0"/>
    <meta:user-defined meta:name="AppVersion">16.0300</meta:user-defined>
  </office:meta>
</office:document-meta>
</file>